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4" style:family="paragraph" style:parent-style-name="Standard">
      <style:paragraph-properties fo:text-align="center" style:justify-single-word="false"/>
      <style:text-properties style:font-name="Arial1" fo:font-size="20pt" fo:language="en" fo:country="US" fo:font-weight="bold" officeooo:paragraph-rsid="00423ba3" style:font-size-asian="20pt" style:font-weight-asian="bold" style:font-name-complex="Arial2" style:font-size-complex="20pt"/>
    </style:style>
    <style:style style:name="P5" style:family="paragraph" style:parent-style-name="Standard">
      <style:paragraph-properties fo:text-align="center" style:justify-single-word="false"/>
      <style:text-properties style:font-name="Arial1" fo:font-size="20pt" fo:language="en" fo:country="US" fo:font-weight="bold" officeooo:rsid="001b2e49" officeooo:paragraph-rsid="001b2e49" style:font-size-asian="20pt" style:font-weight-asian="bold" style:font-name-complex="Arial2" style:font-size-complex="20pt"/>
    </style:style>
    <style:style style:name="P6" style:family="paragraph" style:parent-style-name="Standard">
      <style:paragraph-properties fo:text-align="center" style:justify-single-word="false"/>
      <style:text-properties style:font-name="Arial1" fo:font-size="20pt" fo:language="en" fo:country="US" fo:font-weight="bold" officeooo:rsid="00423ba3" officeooo:paragraph-rsid="00423ba3" style:font-size-asian="20pt" style:font-weight-asian="bold" style:font-name-complex="Arial2"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officeooo:rsid="001f7a04" officeooo:paragraph-rsid="001f7a04"/>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text-properties fo:language="en" fo:country="US" fo:font-style="italic" officeooo:paragraph-rsid="001da53f" style:font-style-asian="italic" style:font-style-complex="italic"/>
    </style:style>
    <style:style style:name="P12" style:family="paragraph" style:parent-style-name="Standard">
      <style:paragraph-properties>
        <style:tab-stops>
          <style:tab-stop style:position="9.419cm"/>
        </style:tab-stops>
      </style:paragraph-properties>
    </style:style>
    <style:style style:name="P13" style:family="paragraph" style:parent-style-name="Standard">
      <style:text-properties fo:font-size="11pt" style:font-size-complex="11pt"/>
    </style:style>
    <style:style style:name="P14" style:family="paragraph" style:parent-style-name="Standard">
      <style:text-properties fo:font-size="11pt" fo:language="en" fo:country="US" style:font-size-complex="11pt"/>
    </style:style>
    <style:style style:name="P15" style:family="paragraph" style:parent-style-name="Standard">
      <style:text-properties fo:font-size="20pt" fo:font-weight="bold" style:font-size-asian="20pt" style:font-weight-asian="bold" style:font-size-complex="20pt"/>
    </style:style>
    <style:style style:name="P16" style:family="paragraph" style:parent-style-name="Standard">
      <style:text-properties style:font-name="Calibri" fo:font-size="16pt" fo:font-weight="bold" style:font-size-asian="16pt" style:font-weight-asian="bold" style:font-size-complex="16pt" style:font-weight-complex="bold"/>
    </style:style>
    <style:style style:name="P17" style:family="paragraph" style:parent-style-name="Standard">
      <style:text-properties style:font-name="Calibri" fo:font-size="13pt" fo:font-weight="bold" style:font-size-asian="13pt" style:font-weight-asian="bold" style:font-size-complex="13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0" style:family="paragraph" style:parent-style-name="Standard">
      <style:text-properties fo:font-variant="normal" fo:text-transform="none" fo:font-size="12pt" fo:language="en" fo:country="US" fo:font-weight="normal" style:font-size-asian="12pt" style:font-weight-asian="normal" style:font-size-complex="12pt"/>
    </style:style>
    <style:style style:name="P21" style:family="paragraph" style:parent-style-name="Standard">
      <style:text-properties officeooo:paragraph-rsid="001b2e49"/>
    </style:style>
    <style:style style:name="P22" style:family="paragraph" style:parent-style-name="Standard">
      <style:paragraph-properties fo:text-align="center" style:justify-single-word="false"/>
      <style:text-properties officeooo:rsid="00193bb2" officeooo:paragraph-rsid="00193bb2"/>
    </style:style>
    <style:style style:name="P23" style:family="paragraph" style:parent-style-name="Standard">
      <style:text-properties officeooo:rsid="00193bb2" officeooo:paragraph-rsid="00193bb2"/>
    </style:style>
    <style:style style:name="P24" style:family="paragraph" style:parent-style-name="Standard">
      <style:text-properties officeooo:rsid="001b2e49" officeooo:paragraph-rsid="001b2e49"/>
    </style:style>
    <style:style style:name="P25" style:family="paragraph" style:parent-style-name="Standard">
      <style:text-properties officeooo:rsid="001b2e49" officeooo:paragraph-rsid="001c6171"/>
    </style:style>
    <style:style style:name="P26" style:family="paragraph" style:parent-style-name="Standard">
      <style:paragraph-properties style:text-autospace="none"/>
      <style:text-properties officeooo:rsid="001b2e49" officeooo:paragraph-rsid="00218371"/>
    </style:style>
    <style:style style:name="P27" style:family="paragraph" style:parent-style-name="Standard">
      <style:text-properties officeooo:rsid="001c6171" officeooo:paragraph-rsid="001c6171"/>
    </style:style>
    <style:style style:name="P28" style:family="paragraph" style:parent-style-name="Standard">
      <style:text-properties officeooo:rsid="001da53f" officeooo:paragraph-rsid="001da53f"/>
    </style:style>
    <style:style style:name="P29" style:family="paragraph" style:parent-style-name="Standard">
      <style:text-properties officeooo:paragraph-rsid="00204a58"/>
    </style:style>
    <style:style style:name="P30" style:family="paragraph" style:parent-style-name="Standard">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31" style:family="paragraph" style:parent-style-name="Standard">
      <style:paragraph-properties fo:text-align="start" style:justify-single-word="false" style:text-autospace="none"/>
      <style:text-properties style:font-name="Cambria1" fo:font-size="11pt" officeooo:paragraph-rsid="0040676d" style:font-name-asian="Cambria1" style:font-size-asian="11pt" style:font-name-complex="Cambria1" style:font-size-complex="11pt"/>
    </style:style>
    <style:style style:name="P32" style:family="paragraph" style:parent-style-name="Standard">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33" style:family="paragraph" style:parent-style-name="Standard">
      <style:paragraph-properties style:text-autospace="none"/>
      <style:text-properties style:font-name="Cambria1" fo:font-size="11pt" officeooo:rsid="00218371" officeooo:paragraph-rsid="00218371" style:font-name-asian="Cambria1" style:font-size-asian="11pt" style:font-name-complex="Cambria1" style:font-size-complex="11pt"/>
    </style:style>
    <style:style style:name="P34" style:family="paragraph" style:parent-style-name="Standard">
      <style:paragraph-properties style:text-autospace="none"/>
      <style:text-properties style:font-name="Cambria1" fo:font-size="11pt" style:font-name-asian="Cambria1" style:font-size-asian="11pt" style:font-name-complex="Cambria1" style:font-size-complex="11pt"/>
    </style:style>
    <style:style style:name="P35" style:family="paragraph" style:parent-style-name="Standard">
      <style:paragraph-properties style:text-autospace="none"/>
      <style:text-properties style:font-name="Cambria1" fo:font-size="11pt" officeooo:paragraph-rsid="002e1bda" style:font-name-asian="Cambria1" style:font-size-asian="11pt" style:font-name-complex="Cambria1" style:font-size-complex="11pt"/>
    </style:style>
    <style:style style:name="P36" style:family="paragraph" style:parent-style-name="Standard">
      <style:text-properties style:font-name="Cambria1" fo:font-size="11pt" officeooo:rsid="002cf795" officeooo:paragraph-rsid="002e1bda" style:font-name-asian="Cambria1" style:font-size-asian="11pt" style:font-name-complex="Cambria1" style:font-size-complex="11pt"/>
    </style:style>
    <style:style style:name="P37" style:family="paragraph" style:parent-style-name="Standard">
      <style:text-properties style:font-name="Cambria1" fo:font-size="11pt" officeooo:rsid="002cf795" officeooo:paragraph-rsid="002cf795" style:font-name-asian="Cambria1" style:font-size-asian="11pt" style:font-name-complex="Cambria1" style:font-size-complex="11pt"/>
    </style:style>
    <style:style style:name="P38" style:family="paragraph" style:parent-style-name="Standard">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39" style:family="paragraph" style:parent-style-name="Standard">
      <style:paragraph-properties fo:text-align="start" style:justify-single-word="false" style:text-autospace="none"/>
      <style:text-properties style:font-name="Cambria1" fo:font-size="11pt" officeooo:rsid="003c485e" officeooo:paragraph-rsid="003f060c" style:font-name-asian="Cambria1" style:font-size-asian="11pt" style:font-name-complex="Cambria1" style:font-size-complex="11pt"/>
    </style:style>
    <style:style style:name="P40" style:family="paragraph" style:parent-style-name="Standard">
      <style:text-properties style:font-name="Cambria1" fo:font-size="11pt" officeooo:paragraph-rsid="0040676d" style:font-name-asian="Cambria1" style:font-size-asian="11pt" style:font-name-complex="Cambria1" style:font-size-complex="11pt"/>
    </style:style>
    <style:style style:name="P41" style:family="paragraph" style:parent-style-name="Standard">
      <style:paragraph-properties fo:text-align="start" style:justify-single-word="false" style:text-autospace="none"/>
      <style:text-properties style:font-name="Cambria1" fo:font-size="11pt" officeooo:rsid="0040676d" officeooo:paragraph-rsid="0040676d" style:font-name-asian="Cambria1" style:font-size-asian="11pt" style:font-name-complex="Cambria1" style:font-size-complex="11pt"/>
    </style:style>
    <style:style style:name="P42" style:family="paragraph" style:parent-style-name="Standard">
      <style:text-properties style:font-name="Cambria1" fo:font-size="11pt" officeooo:rsid="005a8d9d" style:font-name-asian="Cambria1" style:font-size-asian="11pt" style:font-name-complex="Cambria1" style:font-size-complex="11pt"/>
    </style:style>
    <style:style style:name="P43" style:family="paragraph" style:parent-style-name="Standard">
      <style:paragraph-properties style:text-autospace="none"/>
      <style:text-properties style:font-name="Cambria1" fo:font-size="11pt" officeooo:rsid="005c33df" officeooo:paragraph-rsid="005c33df" style:font-name-asian="Cambria1" style:font-size-asian="11pt" style:font-name-complex="Cambria1" style:font-size-complex="11pt"/>
    </style:style>
    <style:style style:name="P44" style:family="paragraph" style:parent-style-name="Standard">
      <style:paragraph-properties fo:text-align="start" style:justify-single-word="false" style:text-autospace="none"/>
      <style:text-properties style:font-name="Cambria1" fo:font-size="11pt" officeooo:paragraph-rsid="003c485e" style:font-size-asian="11pt" style:font-size-complex="11pt"/>
    </style:style>
    <style:style style:name="P45" style:family="paragraph" style:parent-style-name="Standard">
      <style:paragraph-properties fo:text-align="start" style:justify-single-word="false" style:text-autospace="none"/>
      <style:text-properties style:font-name="Cambria1" fo:font-size="11pt" officeooo:paragraph-rsid="0040676d" style:font-size-asian="11pt" style:font-size-complex="11pt"/>
    </style:style>
    <style:style style:name="P46" style:family="paragraph" style:parent-style-name="Standard">
      <style:paragraph-properties fo:text-align="start" style:justify-single-word="false" style:text-autospace="none"/>
      <style:text-properties style:font-name="Cambria1" fo:font-size="10pt" style:font-name-asian="Cambria1" style:font-size-asian="10pt" style:font-name-complex="Cambria1" style:font-size-complex="10pt"/>
    </style:style>
    <style:style style:name="P47" style:family="paragraph" style:parent-style-name="Standard">
      <style:paragraph-properties style:text-autospace="none"/>
    </style:style>
    <style:style style:name="P48" style:family="paragraph" style:parent-style-name="Standard">
      <style:paragraph-properties style:text-autospace="none"/>
      <style:text-properties officeooo:paragraph-rsid="00224f39"/>
    </style:style>
    <style:style style:name="P49" style:family="paragraph" style:parent-style-name="Standard">
      <style:paragraph-properties style:text-autospace="none"/>
      <style:text-properties officeooo:paragraph-rsid="005bf72d"/>
    </style:style>
    <style:style style:name="P50" style:family="paragraph" style:parent-style-name="Standard">
      <style:paragraph-properties style:text-autospace="none"/>
      <style:text-properties officeooo:paragraph-rsid="005c33df"/>
    </style:style>
    <style:style style:name="P51" style:family="paragraph" style:parent-style-name="Standard">
      <style:paragraph-properties style:text-autospace="none"/>
      <style:text-properties officeooo:paragraph-rsid="005cd91f"/>
    </style:style>
    <style:style style:name="P52" style:family="paragraph" style:parent-style-name="Standard">
      <style:text-properties officeooo:rsid="0020de72" officeooo:paragraph-rsid="0020de72"/>
    </style:style>
    <style:style style:name="P53" style:family="paragraph" style:parent-style-name="Standard">
      <style:text-properties officeooo:rsid="00204a58" officeooo:paragraph-rsid="00204a58"/>
    </style:style>
    <style:style style:name="P54" style:family="paragraph" style:parent-style-name="Standard">
      <style:paragraph-properties fo:text-align="start" style:justify-single-word="false" style:text-autospace="none"/>
    </style:style>
    <style:style style:name="P55" style:family="paragraph" style:parent-style-name="Standard">
      <style:paragraph-properties style:text-autospace="none"/>
      <style:text-properties officeooo:rsid="002cf795" officeooo:paragraph-rsid="002e1bda"/>
    </style:style>
    <style:style style:name="P56" style:family="paragraph" style:parent-style-name="Standard">
      <style:paragraph-properties fo:text-align="start" style:justify-single-word="false" style:text-autospace="none"/>
      <style:text-properties fo:font-weight="bold" officeooo:paragraph-rsid="0040676d" style:font-weight-asian="bold"/>
    </style:style>
    <style:style style:name="P57" style:family="paragraph" style:parent-style-name="Standard">
      <style:text-properties fo:font-style="italic" style:font-style-asian="italic" style:font-style-complex="italic"/>
    </style:style>
    <style:style style:name="P58" style:family="paragraph" style:parent-style-name="Standard">
      <style:text-properties fo:font-style="italic" officeooo:paragraph-rsid="001da53f" style:font-style-asian="italic" style:font-style-complex="italic"/>
    </style:style>
    <style:style style:name="P59" style:family="paragraph" style:parent-style-name="Standard">
      <style:text-properties fo:font-style="italic" officeooo:rsid="001c6171" officeooo:paragraph-rsid="001c6171" style:font-style-asian="italic" style:font-style-complex="italic"/>
    </style:style>
    <style:style style:name="P60" style:family="paragraph" style:parent-style-name="Standard">
      <style:text-properties fo:font-style="italic" officeooo:rsid="001da53f" officeooo:paragraph-rsid="001da53f" style:font-style-asian="italic" style:font-style-complex="italic"/>
    </style:style>
    <style:style style:name="P61" style:family="paragraph" style:parent-style-name="Standard">
      <style:paragraph-properties fo:break-before="page"/>
    </style:style>
    <style:style style:name="P62"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3"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64" style:family="paragraph" style:parent-style-name="Contents_20_1">
      <style:paragraph-properties>
        <style:tab-stops>
          <style:tab-stop style:position="14.651cm" style:type="right" style:leader-style="dotted" style:leader-text="."/>
        </style:tab-stops>
      </style:paragraph-properties>
    </style:style>
    <style:style style:name="P65" style:family="paragraph" style:parent-style-name="Contents_20_2">
      <style:paragraph-properties>
        <style:tab-stops>
          <style:tab-stop style:position="14.651cm" style:type="right" style:leader-style="dotted" style:leader-text="."/>
        </style:tab-stops>
      </style:paragraph-properties>
    </style:style>
    <style:style style:name="P66" style:family="paragraph" style:parent-style-name="Contents_20_3">
      <style:paragraph-properties>
        <style:tab-stops>
          <style:tab-stop style:position="14.651cm" style:type="right" style:leader-style="dotted" style:leader-text="."/>
        </style:tab-stops>
      </style:paragraph-properties>
    </style:style>
    <style:style style:name="P67" style:family="paragraph" style:parent-style-name="Standard">
      <style:paragraph-properties fo:margin-top="0cm" fo:margin-bottom="0.423cm" style:contextual-spacing="false" fo:orphans="0" fo:widows="0"/>
      <style:text-properties style:font-name="Times" fo:font-size="11pt" fo:language="en" fo:country="US" style:font-name-complex="Times1" style:font-size-complex="11pt"/>
    </style:style>
    <style:style style:name="P68" style:family="paragraph" style:parent-style-name="Text_20_body">
      <style:text-properties officeooo:paragraph-rsid="001a700d"/>
    </style:style>
    <style:style style:name="P69" style:family="paragraph" style:parent-style-name="Text_20_body">
      <style:text-properties officeooo:rsid="001acb7f" officeooo:paragraph-rsid="001b2e49"/>
    </style:style>
    <style:style style:name="P70" style:family="paragraph" style:parent-style-name="Text_20_body">
      <style:text-properties officeooo:rsid="001acb7f" officeooo:paragraph-rsid="001acb7f"/>
    </style:style>
    <style:style style:name="P71" style:family="paragraph" style:parent-style-name="Text_20_body">
      <style:text-properties officeooo:rsid="001acb7f" officeooo:paragraph-rsid="00261b65"/>
    </style:style>
    <style:style style:name="P72" style:family="paragraph" style:parent-style-name="Text_20_body">
      <style:text-properties officeooo:rsid="001b2e49" officeooo:paragraph-rsid="001b2e49"/>
    </style:style>
    <style:style style:name="P73" style:family="paragraph" style:parent-style-name="Text_20_body">
      <style:text-properties officeooo:rsid="001b2e49" officeooo:paragraph-rsid="00257e87"/>
    </style:style>
    <style:style style:name="P74" style:family="paragraph" style:parent-style-name="Text_20_body">
      <style:text-properties officeooo:rsid="00193bb2" officeooo:paragraph-rsid="001b2e49"/>
    </style:style>
    <style:style style:name="P75" style:family="paragraph" style:parent-style-name="Text_20_body">
      <style:text-properties officeooo:paragraph-rsid="002e1bda"/>
    </style:style>
    <style:style style:name="P76" style:family="paragraph" style:parent-style-name="Text_20_body">
      <style:text-properties officeooo:rsid="00261b65" officeooo:paragraph-rsid="00261b65"/>
    </style:style>
    <style:style style:name="P77" style:family="paragraph" style:parent-style-name="Text_20_body">
      <style:text-properties officeooo:paragraph-rsid="00473698"/>
    </style:style>
    <style:style style:name="P78" style:family="paragraph" style:parent-style-name="Text_20_body">
      <style:text-properties fo:font-weight="bold" officeooo:paragraph-rsid="00473698" style:font-weight-asian="bold" style:font-weight-complex="bold"/>
    </style:style>
    <style:style style:name="P79" style:family="paragraph" style:parent-style-name="Text_20_body">
      <style:text-properties officeooo:paragraph-rsid="004954a6"/>
    </style:style>
    <style:style style:name="P80" style:family="paragraph" style:parent-style-name="Text_20_body">
      <style:text-properties officeooo:rsid="00431ec3" officeooo:paragraph-rsid="00430a68"/>
    </style:style>
    <style:style style:name="P81" style:family="paragraph" style:parent-style-name="Text_20_body">
      <style:text-properties fo:font-style="normal" officeooo:rsid="00431ec3" officeooo:paragraph-rsid="00430a68" style:font-style-asian="normal" style:font-style-complex="normal"/>
    </style:style>
    <style:style style:name="P82" style:family="paragraph" style:parent-style-name="Text_20_body">
      <style:text-properties fo:font-weight="normal" officeooo:rsid="004954a6" style:font-name-asian="Cambria1" style:font-weight-asian="normal" style:font-name-complex="Cambria1" style:font-weight-complex="normal"/>
    </style:style>
    <style:style style:name="P83" style:family="paragraph" style:parent-style-name="Text_20_body">
      <style:text-properties officeooo:paragraph-rsid="005697de"/>
    </style:style>
    <style:style style:name="P84" style:family="paragraph" style:parent-style-name="Text_20_body">
      <style:text-properties officeooo:paragraph-rsid="004c2d03"/>
    </style:style>
    <style:style style:name="P85" style:family="paragraph" style:parent-style-name="Text_20_body">
      <style:text-properties officeooo:paragraph-rsid="0059c25c"/>
    </style:style>
    <style:style style:name="P86" style:family="paragraph" style:parent-style-name="Text_20_body">
      <style:text-properties officeooo:paragraph-rsid="005b12ed"/>
    </style:style>
    <style:style style:name="P87" style:family="paragraph" style:parent-style-name="Text_20_body">
      <style:text-properties officeooo:paragraph-rsid="00602a3d"/>
    </style:style>
    <style:style style:name="P88" style:family="paragraph" style:parent-style-name="Text_20_body">
      <style:text-properties officeooo:paragraph-rsid="00638a60"/>
    </style:style>
    <style:style style:name="P89" style:family="paragraph" style:parent-style-name="Text_20_body">
      <style:text-properties officeooo:rsid="0059c25c" officeooo:paragraph-rsid="0059c25c"/>
    </style:style>
    <style:style style:name="P90" style:family="paragraph" style:parent-style-name="Text_20_body">
      <style:text-properties officeooo:rsid="0059c25c" officeooo:paragraph-rsid="00588b33"/>
    </style:style>
    <style:style style:name="P91" style:family="paragraph" style:parent-style-name="Text_20_body">
      <style:text-properties style:font-name="Cambria1" fo:font-size="11pt" officeooo:rsid="0063c942" officeooo:paragraph-rsid="0063c942" style:font-name-asian="Cambria1" style:font-size-asian="11pt" style:font-name-complex="Cambria1" style:font-size-complex="11pt"/>
    </style:style>
    <style:style style:name="P92" style:family="paragraph" style:parent-style-name="Text_20_body">
      <style:text-properties style:font-name="Cambria1" fo:font-size="11pt" officeooo:rsid="0063c942" officeooo:paragraph-rsid="00650db1" style:font-name-asian="Cambria1" style:font-size-asian="11pt" style:font-name-complex="Cambria1" style:font-size-complex="11pt"/>
    </style:style>
    <style:style style:name="P93" style:family="paragraph" style:parent-style-name="Text_20_body">
      <style:text-properties style:font-name="Cambria1" fo:font-size="11pt" officeooo:rsid="0063c942" officeooo:paragraph-rsid="006aeb4f" style:font-name-asian="Cambria1" style:font-size-asian="11pt" style:font-name-complex="Cambria1" style:font-size-complex="11pt"/>
    </style:style>
    <style:style style:name="P94" style:family="paragraph" style:parent-style-name="Text_20_body">
      <style:text-properties style:font-name="Cambria1" fo:font-size="11pt" officeooo:rsid="0063c942" officeooo:paragraph-rsid="006e275f" style:font-name-asian="Cambria1" style:font-size-asian="11pt" style:font-name-complex="Cambria1" style:font-size-complex="11pt"/>
    </style:style>
    <style:style style:name="P95" style:family="paragraph" style:parent-style-name="Text_20_body">
      <style:text-properties style:font-name="Cambria1" fo:font-size="11pt" officeooo:rsid="00621f97" officeooo:paragraph-rsid="006e275f" style:font-name-asian="Cambria1" style:font-size-asian="11pt" style:font-name-complex="Cambria1" style:font-size-complex="11pt"/>
    </style:style>
    <style:style style:name="P96" style:family="paragraph" style:parent-style-name="Text_20_body">
      <style:text-properties officeooo:rsid="005442ab" officeooo:paragraph-rsid="00516a3f"/>
    </style:style>
    <style:style style:name="P97" style:family="paragraph" style:parent-style-name="Standard">
      <style:paragraph-properties fo:margin-left="0.026cm" fo:margin-right="0cm" fo:text-align="start" style:justify-single-word="false" fo:text-indent="0cm" style:auto-text-indent="false" style:text-autospace="none"/>
      <style:text-properties style:font-name="Cambria1" fo:font-size="11pt" style:font-name-asian="Cambria1" style:font-size-asian="11pt" style:font-name-complex="Cambria1" style:font-size-complex="11pt"/>
    </style:style>
    <style:style style:name="P98" style:family="paragraph" style:parent-style-name="List_20_Paragraph">
      <style:paragraph-properties fo:margin-top="0cm" fo:margin-bottom="0.212cm" style:contextual-spacing="false"/>
      <style:text-properties fo:language="en" fo:country="US" officeooo:rsid="002b5c54"/>
    </style:style>
    <style:style style:name="P99" style:family="paragraph" style:parent-style-name="Standard" style:master-page-name="First_20_Page">
      <style:paragraph-properties style:page-number="auto"/>
    </style:style>
    <style:style style:name="P100" style:family="paragraph" style:parent-style-name="Standard" style:list-style-name="L1">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101" style:family="paragraph" style:parent-style-name="Standard" style:list-style-name="L1">
      <style:paragraph-properties fo:text-align="start" style:justify-single-word="false" style:text-autospace="none"/>
      <style:text-properties style:font-name="Cambria1" fo:font-size="11pt" officeooo:paragraph-rsid="003caaa5" style:font-name-asian="Cambria1" style:font-size-asian="11pt" style:font-name-complex="Cambria1" style:font-size-complex="11pt"/>
    </style:style>
    <style:style style:name="P102" style:family="paragraph" style:parent-style-name="Standard" style:list-style-name="L1">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103" style:family="paragraph" style:parent-style-name="Standard" style:list-style-name="L1">
      <style:paragraph-properties fo:text-align="start" style:justify-single-word="false" style:text-autospace="none"/>
      <style:text-properties style:font-name="Cambria1" fo:font-size="11pt" officeooo:rsid="003ea864" officeooo:paragraph-rsid="003ea864" style:font-name-asian="Cambria1" style:font-size-asian="11pt" style:font-name-complex="Cambria1" style:font-size-complex="11pt"/>
    </style:style>
    <style:style style:name="P104" style:family="paragraph" style:parent-style-name="Standard">
      <style:text-properties fo:language="en" fo:country="US" fo:font-style="italic" style:font-style-asian="italic" style:font-style-complex="italic"/>
    </style:style>
    <style:style style:name="P105" style:family="paragraph" style:parent-style-name="Standard">
      <style:text-properties style:font-name="Calibri" fo:font-size="16pt" fo:font-style="italic" fo:font-weight="bold" officeooo:rsid="006cada6" officeooo:paragraph-rsid="006cada6" style:font-size-asian="16pt" style:font-style-asian="italic" style:font-weight-asian="bold" style:font-size-complex="16pt" style:font-style-complex="italic" style:font-weight-complex="bold"/>
    </style:style>
    <style:style style:name="P106" style:family="paragraph" style:parent-style-name="Standard">
      <style:text-properties style:font-name="Calibri" fo:font-size="16pt" fo:font-weight="bold" officeooo:rsid="006cada6" officeooo:paragraph-rsid="006cada6" style:font-size-asian="16pt" style:font-weight-asian="bold" style:font-size-complex="16pt" style:font-weight-complex="bold"/>
    </style:style>
    <style:style style:name="P107" style:family="paragraph" style:parent-style-name="Text_20_body">
      <style:text-properties officeooo:rsid="0073e9f9" officeooo:paragraph-rsid="0073e9f9"/>
    </style:style>
    <style:style style:name="P108" style:family="paragraph" style:parent-style-name="Text_20_body" style:list-style-name="L2">
      <style:text-properties officeooo:rsid="0073e9f9" officeooo:paragraph-rsid="00763654"/>
    </style:style>
    <style:style style:name="P109" style:family="paragraph" style:parent-style-name="Text_20_body" style:list-style-name="L2">
      <style:text-properties officeooo:paragraph-rsid="00763654"/>
    </style:style>
    <style:style style:name="P110" style:family="paragraph" style:parent-style-name="Text_20_body" style:list-style-name="L2">
      <style:text-properties officeooo:paragraph-rsid="0076a1b0"/>
    </style:style>
    <style:style style:name="P111" style:family="paragraph" style:parent-style-name="Text_20_body" style:list-style-name="L2">
      <style:text-properties officeooo:rsid="00745764" officeooo:paragraph-rsid="00763654"/>
    </style:style>
    <style:style style:name="P112" style:family="paragraph" style:parent-style-name="Text_20_body" style:list-style-name="L2">
      <style:text-properties officeooo:rsid="00763654" officeooo:paragraph-rsid="00763654"/>
    </style:style>
    <style:style style:name="P113" style:family="paragraph" style:parent-style-name="Text_20_body" style:list-style-name="L2">
      <style:text-properties officeooo:rsid="0076a1b0" officeooo:paragraph-rsid="0076a1b0"/>
    </style:style>
    <style:style style:name="P114" style:family="paragraph" style:parent-style-name="Text_20_body" style:list-style-name="L2">
      <style:text-properties officeooo:rsid="0077cb23" officeooo:paragraph-rsid="0077cb23"/>
    </style:style>
    <style:style style:name="P115" style:family="paragraph" style:parent-style-name="Text_20_body">
      <style:text-properties officeooo:rsid="0077cb23" officeooo:paragraph-rsid="0079ca71"/>
    </style:style>
    <style:style style:name="P116" style:family="paragraph" style:parent-style-name="Text_20_body" style:list-style-name="L3">
      <style:text-properties officeooo:rsid="0077cb23" officeooo:paragraph-rsid="007b172d"/>
    </style:style>
    <style:style style:name="P117" style:family="paragraph" style:parent-style-name="Heading_20_1" style:list-style-name="WWNum27"/>
    <style:style style:name="P118" style:family="paragraph" style:parent-style-name="Heading_20_1" style:list-style-name=""/>
    <style:style style:name="P119" style:family="paragraph" style:parent-style-name="Heading_20_1" style:list-style-name="WWNum27">
      <style:paragraph-properties fo:break-before="page"/>
      <style:text-properties officeooo:paragraph-rsid="00175b34"/>
    </style:style>
    <style:style style:name="P120" style:family="paragraph" style:parent-style-name="Heading_20_1" style:list-style-name="">
      <style:paragraph-properties fo:break-before="page"/>
    </style:style>
    <style:style style:name="P121" style:family="paragraph" style:parent-style-name="Heading_20_2">
      <style:text-properties style:font-name="Cambria1" fo:font-size="11pt" officeooo:rsid="00319f15" style:font-name-asian="Cambria1" style:font-size-asian="11pt" style:font-name-complex="Cambria1" style:font-size-complex="11pt"/>
    </style:style>
    <style:style style:name="P122" style:family="paragraph" style:parent-style-name="Heading_20_2">
      <style:text-properties officeooo:rsid="00283919"/>
    </style:style>
    <style:style style:name="P123" style:family="paragraph" style:parent-style-name="Heading_20_2" style:list-style-name="WWNum27"/>
    <style:style style:name="P124" style:family="paragraph" style:parent-style-name="Heading_20_2">
      <style:text-properties officeooo:rsid="004c2d03"/>
    </style:style>
    <style:style style:name="P125" style:family="paragraph" style:parent-style-name="Heading_20_2">
      <style:text-properties officeooo:rsid="005a8d9d"/>
    </style:style>
    <style:style style:name="P126" style:family="paragraph" style:parent-style-name="Heading_20_2">
      <style:text-properties officeooo:paragraph-rsid="00610d19"/>
    </style:style>
    <style:style style:name="P127" style:family="paragraph" style:parent-style-name="Heading_20_2" style:list-style-name="WWNum27">
      <style:text-properties fo:language="en" fo:country="US"/>
    </style:style>
    <style:style style:name="P128" style:family="paragraph" style:parent-style-name="Heading_20_3">
      <style:text-properties officeooo:rsid="007093aa"/>
    </style:style>
    <style:style style:name="P129" style:family="paragraph" style:parent-style-name="Heading_20_3" style:list-style-name="WWNum27"/>
    <style:style style:name="P130" style:family="paragraph" style:parent-style-name="Heading_20_3" style:list-style-name="WWNum27">
      <style:text-properties fo:language="en" fo:country="US"/>
    </style:style>
    <style:style style:name="P131" style:family="paragraph" style:parent-style-name="List_20_Paragraph" style:list-style-name="WWNum6">
      <style:paragraph-properties fo:margin-left="1.259cm" fo:margin-right="0cm" fo:margin-top="0cm" fo:margin-bottom="0.212cm" style:contextual-spacing="false" fo:text-indent="-0.63cm" style:auto-text-indent="false"/>
      <style:text-properties fo:font-size="11pt" fo:language="en" fo:country="US" style:font-size-complex="11pt"/>
    </style:style>
    <style:style style:name="P132" style:family="paragraph" style:parent-style-name="List_20_Paragraph" style:list-style-name="WWNum8">
      <style:paragraph-properties fo:margin-left="1.259cm" fo:margin-right="0cm" fo:margin-top="0cm" fo:margin-bottom="0.212cm" style:contextual-spacing="false" fo:text-indent="-0.63cm" style:auto-text-indent="false"/>
      <style:text-properties fo:language="en" fo:country="US" fo:font-style="italic" style:font-style-asian="italic" style:font-style-complex="italic"/>
    </style:style>
    <style:style style:name="P133" style:family="paragraph" style:parent-style-name="List_20_Paragraph" style:list-style-name="WWNum3">
      <style:paragraph-properties fo:margin-top="0cm" fo:margin-bottom="0.212cm" style:contextual-spacing="false"/>
    </style:style>
    <style:style style:name="P134" style:family="paragraph" style:parent-style-name="AppendixSection" style:list-style-name="WWNum22"/>
    <style:style style:name="P135" style:family="paragraph" style:parent-style-name="AppendixSection" style:list-style-name="WWNum22">
      <style:paragraph-properties fo:break-before="page"/>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3bb2"/>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weight="bold"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430a68" style:font-style-asian="italic" style:font-style-complex="italic"/>
    </style:style>
    <style:style style:name="T9" style:family="text">
      <style:text-properties fo:font-size="11pt" fo:language="en" fo:country="US" style:font-size-complex="11pt"/>
    </style:style>
    <style:style style:name="T10" style:family="text">
      <style:text-properties fo:font-size="11pt" style:font-size-asian="11pt" style:font-size-complex="11pt"/>
    </style:style>
    <style:style style:name="T11" style:family="text">
      <style:text-properties fo:font-size="11pt" officeooo:rsid="00329054" style:font-size-asian="11pt" style:font-size-complex="11pt"/>
    </style:style>
    <style:style style:name="T12" style:family="text">
      <style:text-properties officeooo:rsid="001a9f7e"/>
    </style:style>
    <style:style style:name="T13" style:family="text">
      <style:text-properties style:font-name="Cambria" fo:font-size="11pt" fo:language="en" fo:country="US" style:font-size-asian="11pt" style:font-name-complex="Cambria3" style:font-size-complex="11pt"/>
    </style:style>
    <style:style style:name="T14" style:family="text">
      <style:text-properties officeooo:rsid="001a700d"/>
    </style:style>
    <style:style style:name="T15" style:family="text">
      <style:text-properties officeooo:rsid="001acb7f"/>
    </style:style>
    <style:style style:name="T16" style:family="text">
      <style:text-properties officeooo:rsid="001b2e49"/>
    </style:style>
    <style:style style:name="T17" style:family="text">
      <style:text-properties officeooo:rsid="001c6171"/>
    </style:style>
    <style:style style:name="T18" style:family="text">
      <style:text-properties officeooo:rsid="001da53f"/>
    </style:style>
    <style:style style:name="T19" style:family="text">
      <style:text-properties officeooo:rsid="00204a58"/>
    </style:style>
    <style:style style:name="T20" style:family="text">
      <style:text-properties officeooo:rsid="0020de72"/>
    </style:style>
    <style:style style:name="T21" style:family="text">
      <style:text-properties style:font-name="Cambria1" fo:font-size="11pt" style:font-name-asian="Cambria1" style:font-size-asian="11pt" style:font-name-complex="Cambria1" style:font-size-complex="11pt"/>
    </style:style>
    <style:style style:name="T22" style:family="text">
      <style:text-properties style:font-name="Cambria1" fo:font-size="11pt" officeooo:rsid="0020de72" style:font-name-asian="Cambria1" style:font-size-asian="11pt" style:font-name-complex="Cambria1" style:font-size-complex="11pt"/>
    </style:style>
    <style:style style:name="T23" style:family="text">
      <style:text-properties style:font-name="Cambria1" fo:font-size="11pt" officeooo:rsid="00218371" style:font-name-asian="Cambria1" style:font-size-asian="11pt" style:font-name-complex="Cambria1" style:font-size-complex="11pt"/>
    </style:style>
    <style:style style:name="T24" style:family="text">
      <style:text-properties style:font-name="Cambria1" fo:font-size="11pt" officeooo:rsid="00224f39" style:font-name-asian="Cambria1" style:font-size-asian="11pt" style:font-name-complex="Cambria1" style:font-size-complex="11pt"/>
    </style:style>
    <style:style style:name="T25" style:family="text">
      <style:text-properties style:font-name="Cambria1" fo:font-size="11pt" officeooo:rsid="00241a42" style:font-name-asian="Cambria1" style:font-size-asian="11pt" style:font-name-complex="Cambria1" style:font-size-complex="11pt"/>
    </style:style>
    <style:style style:name="T26" style:family="text">
      <style:text-properties style:font-name="Cambria1" fo:font-size="11pt" officeooo:rsid="002cf795" style:font-name-asian="Cambria1" style:font-size-asian="11pt" style:font-name-complex="Cambria1" style:font-size-complex="11pt"/>
    </style:style>
    <style:style style:name="T27" style:family="text">
      <style:text-properties style:font-name="Cambria1" fo:font-size="11pt" officeooo:rsid="00418154" style:font-name-asian="Cambria1" style:font-size-asian="11pt" style:font-name-complex="Cambria1" style:font-size-complex="11pt"/>
    </style:style>
    <style:style style:name="T28" style:family="text">
      <style:text-properties style:font-name="Cambria1" fo:font-size="11pt" officeooo:rsid="00431ec3" style:font-name-asian="Cambria1" style:font-size-asian="11pt" style:font-name-complex="Cambria1" style:font-size-complex="11pt"/>
    </style:style>
    <style:style style:name="T29" style:family="text">
      <style:text-properties style:font-name="Cambria1" fo:font-size="11pt" officeooo:rsid="004a9190" style:font-name-asian="Cambria1" style:font-size-asian="11pt" style:font-name-complex="Cambria1" style:font-size-complex="11pt"/>
    </style:style>
    <style:style style:name="T30" style:family="text">
      <style:text-properties style:font-name="Cambria1" fo:font-size="11pt" officeooo:rsid="005a8d9d" style:font-name-asian="Cambria1" style:font-size-asian="11pt" style:font-name-complex="Cambria1" style:font-size-complex="11pt"/>
    </style:style>
    <style:style style:name="T31" style:family="text">
      <style:text-properties style:font-name="Cambria1" fo:font-size="11pt" officeooo:rsid="005bf72d" style:font-name-asian="Cambria1" style:font-size-asian="11pt" style:font-name-complex="Cambria1" style:font-size-complex="11pt"/>
    </style:style>
    <style:style style:name="T32" style:family="text">
      <style:text-properties style:font-name="Cambria1" fo:font-size="11pt" officeooo:rsid="005c33df" style:font-name-asian="Cambria1" style:font-size-asian="11pt" style:font-name-complex="Cambria1" style:font-size-complex="11pt"/>
    </style:style>
    <style:style style:name="T33" style:family="text">
      <style:text-properties style:font-name="Cambria1" fo:font-size="11pt" officeooo:rsid="005cd91f" style:font-name-asian="Cambria1" style:font-size-asian="11pt" style:font-name-complex="Cambria1" style:font-size-complex="11pt"/>
    </style:style>
    <style:style style:name="T34" style:family="text">
      <style:text-properties style:font-name="Cambria1" fo:font-size="11pt" officeooo:rsid="005e4c92" style:font-name-asian="Cambria1" style:font-size-asian="11pt" style:font-name-complex="Cambria1" style:font-size-complex="11pt"/>
    </style:style>
    <style:style style:name="T35" style:family="text">
      <style:text-properties style:font-name="Cambria1" fo:font-size="11pt" officeooo:rsid="00602a3d" style:font-name-asian="Cambria1" style:font-size-asian="11pt" style:font-name-complex="Cambria1" style:font-size-complex="11pt"/>
    </style:style>
    <style:style style:name="T36" style:family="text">
      <style:text-properties style:font-name="Cambria1" fo:font-size="11pt" officeooo:rsid="00610d19" style:font-name-asian="Cambria1" style:font-size-asian="11pt" style:font-name-complex="Cambria1" style:font-size-complex="11pt"/>
    </style:style>
    <style:style style:name="T37" style:family="text">
      <style:text-properties style:font-name="Cambria1" fo:font-size="11pt" officeooo:rsid="00621f97" style:font-name-asian="Cambria1" style:font-size-asian="11pt" style:font-name-complex="Cambria1" style:font-size-complex="11pt"/>
    </style:style>
    <style:style style:name="T38" style:family="text">
      <style:text-properties style:font-name="Cambria1" fo:font-size="11pt" officeooo:rsid="00638a60" style:font-name-asian="Cambria1" style:font-size-asian="11pt" style:font-name-complex="Cambria1" style:font-size-complex="11pt"/>
    </style:style>
    <style:style style:name="T39" style:family="text">
      <style:text-properties style:font-name="Cambria1" fo:font-size="11pt" officeooo:rsid="0063c942" style:font-name-asian="Cambria1" style:font-size-asian="11pt" style:font-name-complex="Cambria1" style:font-size-complex="11pt"/>
    </style:style>
    <style:style style:name="T40" style:family="text">
      <style:text-properties style:font-name="Cambria1" fo:font-size="11pt" fo:font-style="normal" officeooo:rsid="004954a6" style:font-name-asian="Cambria1" style:font-size-asian="11pt" style:font-style-asian="normal" style:font-name-complex="Cambria1" style:font-size-complex="11pt" style:font-style-complex="normal"/>
    </style:style>
    <style:style style:name="T41" style:family="text">
      <style:text-properties style:font-name="Cambria1" fo:font-size="11pt" fo:font-style="normal" officeooo:rsid="00430a68" style:font-name-asian="Cambria1" style:font-size-asian="11pt" style:font-style-asian="normal" style:font-name-complex="Cambria1" style:font-size-complex="11pt" style:font-style-complex="normal"/>
    </style:style>
    <style:style style:name="T42" style:family="text">
      <style:text-properties style:font-name="Cambria1" fo:font-size="11pt" fo:font-style="normal" officeooo:rsid="00431ec3" style:font-name-asian="Cambria1" style:font-size-asian="11pt" style:font-style-asian="normal" style:font-name-complex="Cambria1" style:font-size-complex="11pt" style:font-style-complex="normal"/>
    </style:style>
    <style:style style:name="T43" style:family="text">
      <style:text-properties style:font-name="Cambria1" fo:font-size="11pt" fo:font-style="normal" officeooo:rsid="004a9190" style:font-name-asian="Cambria1" style:font-size-asian="11pt" style:font-style-asian="normal" style:font-name-complex="Cambria1" style:font-size-complex="11pt" style:font-style-complex="normal"/>
    </style:style>
    <style:style style:name="T44" style:family="text">
      <style:text-properties style:font-name="Cambria1" fo:font-size="11pt" fo:font-style="normal" fo:font-weight="normal" officeooo:rsid="004954a6" style:font-name-asian="Cambria1" style:font-size-asian="11pt" style:font-style-asian="normal" style:font-weight-asian="normal" style:font-name-complex="Cambria1" style:font-size-complex="11pt" style:font-style-complex="normal" style:font-weight-complex="normal"/>
    </style:style>
    <style:style style:name="T45" style:family="text">
      <style:text-properties officeooo:rsid="00218371"/>
    </style:style>
    <style:style style:name="T46" style:family="text">
      <style:text-properties officeooo:rsid="002cf795"/>
    </style:style>
    <style:style style:name="T47" style:family="text">
      <style:text-properties style:font-name="Cambria-Italic" fo:font-size="11pt" fo:font-style="italic" style:font-name-asian="Cambria-Italic" style:font-size-asian="11pt" style:font-style-asian="italic" style:font-name-complex="Cambria-Italic" style:font-size-complex="11pt" style:font-style-complex="italic"/>
    </style:style>
    <style:style style:name="T48" style:family="text">
      <style:text-properties style:font-name-asian="Cambria1" style:font-name-complex="Cambria1"/>
    </style:style>
    <style:style style:name="T49" style:family="text">
      <style:text-properties officeooo:rsid="002e1bda" style:font-name-asian="Cambria1" style:font-name-complex="Cambria1"/>
    </style:style>
    <style:style style:name="T50" style:family="text">
      <style:text-properties officeooo:rsid="0040676d" style:font-name-asian="Cambria1" style:font-name-complex="Cambria1"/>
    </style:style>
    <style:style style:name="T51" style:family="text">
      <style:text-properties officeooo:rsid="003c485e"/>
    </style:style>
    <style:style style:name="T52" style:family="text">
      <style:text-properties officeooo:rsid="003caaa5"/>
    </style:style>
    <style:style style:name="T53" style:family="text">
      <style:text-properties officeooo:rsid="003ea864"/>
    </style:style>
    <style:style style:name="T54" style:family="text">
      <style:text-properties officeooo:rsid="0040676d"/>
    </style:style>
    <style:style style:name="T55" style:family="text">
      <style:text-properties officeooo:rsid="00418154"/>
    </style:style>
    <style:style style:name="T56" style:family="text">
      <style:text-properties officeooo:rsid="00423ba3"/>
    </style:style>
    <style:style style:name="T57" style:family="text">
      <style:text-properties officeooo:rsid="00430a68"/>
    </style:style>
    <style:style style:name="T58" style:family="text">
      <style:text-properties fo:font-style="normal" officeooo:rsid="00431ec3" style:font-style-asian="normal" style:font-style-complex="normal"/>
    </style:style>
    <style:style style:name="T59" style:family="text">
      <style:text-properties fo:font-style="normal" officeooo:rsid="00441e14" style:font-style-asian="normal" style:font-style-complex="normal"/>
    </style:style>
    <style:style style:name="T60" style:family="text">
      <style:text-properties fo:font-style="normal" fo:font-weight="normal" officeooo:rsid="004954a6" style:font-name-asian="Cambria1" style:font-style-asian="normal" style:font-weight-asian="normal" style:font-name-complex="Cambria1" style:font-style-complex="normal" style:font-weight-complex="normal"/>
    </style:style>
    <style:style style:name="T61" style:family="text">
      <style:text-properties officeooo:rsid="00473698"/>
    </style:style>
    <style:style style:name="T62" style:family="text">
      <style:text-properties officeooo:rsid="004954a6"/>
    </style:style>
    <style:style style:name="T63" style:family="text">
      <style:text-properties officeooo:rsid="004c2d03"/>
    </style:style>
    <style:style style:name="T64" style:family="text">
      <style:text-properties officeooo:rsid="004c8cbf"/>
    </style:style>
    <style:style style:name="T65" style:family="text">
      <style:text-properties officeooo:rsid="004f7109"/>
    </style:style>
    <style:style style:name="T66" style:family="text">
      <style:text-properties officeooo:rsid="00516a3f"/>
    </style:style>
    <style:style style:name="T67" style:family="text">
      <style:text-properties officeooo:rsid="005442ab"/>
    </style:style>
    <style:style style:name="T68" style:family="text">
      <style:text-properties officeooo:rsid="005697de"/>
    </style:style>
    <style:style style:name="T69" style:family="text">
      <style:text-properties officeooo:rsid="00588b33"/>
    </style:style>
    <style:style style:name="T70" style:family="text">
      <style:text-properties officeooo:rsid="0059c25c"/>
    </style:style>
    <style:style style:name="T71" style:family="text">
      <style:text-properties officeooo:rsid="005a41bd"/>
    </style:style>
    <style:style style:name="T72" style:family="text">
      <style:text-properties officeooo:rsid="005a8d9d"/>
    </style:style>
    <style:style style:name="T73" style:family="text">
      <style:text-properties officeooo:rsid="005b12ed"/>
    </style:style>
    <style:style style:name="T74" style:family="text">
      <style:text-properties officeooo:rsid="005bf72d"/>
    </style:style>
    <style:style style:name="T75" style:family="text">
      <style:text-properties officeooo:rsid="0064ad83"/>
    </style:style>
    <style:style style:name="T76" style:family="text">
      <style:text-properties officeooo:rsid="00650db1"/>
    </style:style>
    <style:style style:name="T77" style:family="text">
      <style:text-properties officeooo:rsid="00658341"/>
    </style:style>
    <style:style style:name="T78" style:family="text">
      <style:text-properties officeooo:rsid="0067453a"/>
    </style:style>
    <style:style style:name="T79" style:family="text">
      <style:text-properties officeooo:rsid="0068fa9c"/>
    </style:style>
    <style:style style:name="T80" style:family="text">
      <style:text-properties officeooo:rsid="006e275f"/>
    </style:style>
    <style:style style:name="T81" style:family="text">
      <style:text-properties officeooo:rsid="006fc05c"/>
    </style:style>
    <style:style style:name="T82" style:family="text">
      <style:text-properties officeooo:rsid="007093aa"/>
    </style:style>
    <style:style style:name="T83" style:family="text">
      <style:text-properties officeooo:rsid="0073e9f9"/>
    </style:style>
    <style:style style:name="T84" style:family="text">
      <style:text-properties officeooo:rsid="00745764"/>
    </style:style>
    <style:style style:name="T85" style:family="text">
      <style:text-properties officeooo:rsid="00763654"/>
    </style:style>
    <style:style style:name="T86" style:family="text">
      <style:text-properties officeooo:rsid="0076a1b0"/>
    </style:style>
    <style:style style:name="T87" style:family="text">
      <style:text-properties officeooo:rsid="0077cb23"/>
    </style:style>
    <style:style style:name="T88" style:family="text">
      <style:text-properties officeooo:rsid="0079ca71"/>
    </style:style>
    <style:style style:name="T89" style:family="text">
      <style:text-properties officeooo:rsid="007b172d"/>
    </style:style>
    <style:style style:name="T90"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Standard"/>
      <text:p text:style-name="Standard"/>
      <text:p text:style-name="P3"/>
      <text:p text:style-name="P5">SEARCH FOR ## BEFORE HAND IN</text:p>
      <text:p text:style-name="P4">FIXME </text:p>
      <text:p text:style-name="P6">also search [r]</text:p>
      <text:p text:style-name="P4">– the name of your project</text:p>
      <text:p text:style-name="Standard"/>
      <text:p text:style-name="Standard"/>
      <text:p text:style-name="P7">Final Report for CS39440 Major Project<office:annotation><dc:creator>Neil Taylor</dc:creator><dc:date>2012-03-07T21:42:00</dc:date><text:p>Change this for your module.</text:p><text:p/></office:annotation></text:p>
      <text:p text:style-name="P7"/>
      <text:p text:style-name="P7"><text:span text:style-name="T6">Author</text:span>: <text:span text:style-name="T1">Adam Connah</text:span> (<text:span text:style-name="T1">aoc9@</text:span><text:a xlink:type="simple" xlink:href="mailto:yourid@aber.ac.uk">aber.ac.uk</text:a>)</text:p>
      <text:p text:style-name="P7"><text:span text:style-name="T6">Supervisor</text:span>: <text:span text:style-name="T1">Georgios Gkoutos</text:span> (<text:span text:style-name="T1">geg18</text:span>@aber.ac.uk)</text:p>
      <text:p text:style-name="P7"/>
      <text:p text:style-name="P7"><text:span text:style-name="T1">22nd</text:span> <text:span text:style-name="T1">April</text:span> 2012<office:annotation><dc:creator>Neil Taylor</dc:creator><dc:date>2012-03-07T21:46:00</dc:date><text:p>Date for this version of the document.</text:p><text:p/></office:annotation></text:p>
      <text:p text:style-name="P7"/>
      <text:p text:style-name="P7">Version <text:span text:style-name="T1">0</text:span>.<text:span text:style-name="T1">1</text:span> (Draft)</text:p>
      <text:p text:style-name="P7"/>
      <text:p text:style-name="P7"/>
      <text:p text:style-name="P7"/>
      <text:p text:style-name="P22"/>
      <text:p text:style-name="P7">This report is submitted as partial fulfilment of a BSc<office:annotation><dc:creator>Neil Taylor</dc:creator><dc:date>2012-03-07T21:44:00</dc:date><text:p>Change as appropriate. </text:p><text:p/></office:annotation> degree in<text:span text:style-name="T1"> Internet <text:s/>Computing</text:span> <office:annotation><dc:creator>Neil Taylor</dc:creator><dc:date>2012-03-07T21:45:00</dc:date><text:p>Change as appropriate.</text:p><text:p/></office:annotation>(<text:span text:style-name="T1">H621</text:span><office:annotation><dc:creator>Neil Taylor</dc:creator><dc:date>2012-03-07T21:45:00</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text:soft-page-break/></text:p>
      <text:p text:style-name="P12"><text:tab/></text:p>
      <text:p text:style-name="Standard"/>
      <text:p text:style-name="P63">Declaration of originality</text:p>
      <text:p text:style-name="Standard"/>
      <text:p text:style-name="P67">In signing below, I confirm that:</text:p>
      <text:list xml:id="list34530536" text:style-name="WWNum6">
        <text:list-item>
          <text:p text:style-name="P131">This submission is my own work, except where clearly indicated. </text:p>
        </text:list-item>
        <text:list-item>
          <text:p text:style-name="P131">I understand that there are severe penalties for plagiarism and other unfair practice, which can lead to loss of marks or even the withholding of a degree. </text:p>
        </text:list-item>
        <text:list-item>
          <text:p text:style-name="P131">I have read the sections on unfair practice in the Students’ Examinations Handbook and the relevant sections of the current Student Handbook of the Department of Computer Science. </text:p>
        </text:list-item>
        <text:list-item>
          <text:p text:style-name="P131">I understand and agree to abide by the University’s regulations governing these issues. </text:p>
        </text:list-item>
      </text:list>
      <text:p text:style-name="P14"/>
      <text:p text:style-name="Standard"><text:span text:style-name="T9">Signature ……………………………………………. (Your Name</text:span><office:annotation><dc:creator>Neil Taylor</dc:creator><dc:date>2012-03-07T22:04:00</dc:date><text:p>Change</text:p><text:p/></office:annotation><text:span text:style-name="T9">)</text:span></text:p>
      <text:p text:style-name="Standard"/>
      <text:p text:style-name="Standard">Date …………………………………………………</text:p>
      <text:p text:style-name="Standard"/>
      <text:p text:style-name="Standard"/>
      <text:p text:style-name="Standard"/>
      <text:p text:style-name="Standard"/>
      <text:p text:style-name="P19">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T9">Signature ……………………………………………. (Your Name</text:span><office:annotation><dc:creator>Neil Taylor</dc:creator><dc:date>2012-03-07T22:05:00</dc:date><text:p>Change</text:p><text:p/></office:annotation><text:span text:style-name="T9">)</text:span></text:p>
      <text:p text:style-name="Standard"/>
      <text:p text:style-name="Standard">Date …………………………………………………</text:p>
      <text:p text:style-name="Standard"/>
      <text:p text:style-name="P63">Acknowledgements</text:p>
      <text:p text:style-name="Standard"/>
      <text:p text:style-name="Standard">I am grateful to…</text:p>
      <text:p text:style-name="Standard"/>
      <text:p text:style-name="Standard">I’d like to thank…</text:p>
      <text:p text:style-name="P13"/>
      <text:p text:style-name="P63">Abstract</text:p>
      <text:p text:style-name="P13"/>
      <text:p text:style-name="P14">Include an abstract for your project. This should be no more than 300 words.</text:p>
      <text:p text:style-name="P61"/>
      <text:p text:style-name="P15">Contents</text:p>
      <text:p text:style-name="P15"/>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489_1464131013" text:style-name="Index_20_Link" text:visited-style-name="Index_20_Link">1.Background &amp; Objectives<text:tab/>9</text:a></text:p>
          <text:p text:style-name="P64"><text:a xlink:type="simple" xlink:href="#__RefHeading__491_1464131013" text:style-name="Index_20_Link" text:visited-style-name="Index_20_Link">2.Development Process<text:tab/>10</text:a></text:p>
          <text:p text:style-name="P65"><text:a xlink:type="simple" xlink:href="#__RefHeading__493_1464131013" text:style-name="Index_20_Link" text:visited-style-name="Index_20_Link">2.1.Introduction <text:tab/>10</text:a></text:p>
          <text:p text:style-name="P65"><text:a xlink:type="simple" xlink:href="#__RefHeading__495_1464131013" text:style-name="Index_20_Link" text:visited-style-name="Index_20_Link">2.2.Modifications <text:tab/>10</text:a></text:p>
          <text:p text:style-name="P64"><text:a xlink:type="simple" xlink:href="#__RefHeading__497_1464131013" text:style-name="Index_20_Link" text:visited-style-name="Index_20_Link">3.Design<text:tab/>11</text:a></text:p>
          <text:p text:style-name="P65"><text:a xlink:type="simple" xlink:href="#__RefHeading__499_1464131013" text:style-name="Index_20_Link" text:visited-style-name="Index_20_Link">3.1.Overall Architecture<text:tab/>11</text:a></text:p>
          <text:p text:style-name="P65"><text:a xlink:type="simple" xlink:href="#__RefHeading__501_1464131013" text:style-name="Index_20_Link" text:visited-style-name="Index_20_Link">3.2.Detailed Design <text:tab/>11</text:a></text:p>
          <text:p text:style-name="P66"><text:a xlink:type="simple" xlink:href="#__RefHeading__503_1464131013" text:style-name="Index_20_Link" text:visited-style-name="Index_20_Link">3.2.1.Even More Detail<text:tab/>11</text:a></text:p>
          <text:p text:style-name="P65"><text:a xlink:type="simple" xlink:href="#__RefHeading__505_1464131013" text:style-name="Index_20_Link" text:visited-style-name="Index_20_Link">3.3.User Interface Design <text:tab/>11</text:a></text:p>
          <text:p text:style-name="P65"><text:a xlink:type="simple" xlink:href="#__RefHeading__507_1464131013" text:style-name="Index_20_Link" text:visited-style-name="Index_20_Link">3.4.Other Relevant Sections<text:tab/>11</text:a></text:p>
          <text:p text:style-name="P64"><text:a xlink:type="simple" xlink:href="#__RefHeading__509_1464131013" text:style-name="Index_20_Link" text:visited-style-name="Index_20_Link">4.Implementation<text:tab/>13</text:a></text:p>
          <text:p text:style-name="P64"><text:a xlink:type="simple" xlink:href="#__RefHeading__511_1464131013" text:style-name="Index_20_Link" text:visited-style-name="Index_20_Link">5.Testing<text:tab/>14</text:a></text:p>
          <text:p text:style-name="P65"><text:a xlink:type="simple" xlink:href="#__RefHeading__513_1464131013" text:style-name="Index_20_Link" text:visited-style-name="Index_20_Link">5.1.Overall Approach to Testing <text:tab/>14</text:a></text:p>
          <text:p text:style-name="P65"><text:a xlink:type="simple" xlink:href="#__RefHeading__515_1464131013" text:style-name="Index_20_Link" text:visited-style-name="Index_20_Link">5.2.Automated Testing <text:tab/>14</text:a></text:p>
          <text:p text:style-name="P66"><text:a xlink:type="simple" xlink:href="#__RefHeading__517_1464131013" text:style-name="Index_20_Link" text:visited-style-name="Index_20_Link">5.2.1.Unit Tests<text:tab/>14</text:a></text:p>
          <text:p text:style-name="P66"><text:a xlink:type="simple" xlink:href="#__RefHeading__519_1464131013" text:style-name="Index_20_Link" text:visited-style-name="Index_20_Link">5.2.2.User Interface Testing <text:tab/>14</text:a></text:p>
          <text:p text:style-name="P66"><text:a xlink:type="simple" xlink:href="#__RefHeading__521_1464131013" text:style-name="Index_20_Link" text:visited-style-name="Index_20_Link">5.2.3.Stress Testing <text:tab/>14</text:a></text:p>
          <text:p text:style-name="P66"><text:a xlink:type="simple" xlink:href="#__RefHeading__523_1464131013" text:style-name="Index_20_Link" text:visited-style-name="Index_20_Link">5.2.4.Other Types of Testing <text:tab/>14</text:a></text:p>
          <text:p text:style-name="P65"><text:a xlink:type="simple" xlink:href="#__RefHeading__525_1464131013" text:style-name="Index_20_Link" text:visited-style-name="Index_20_Link">5.3.Integration Testing <text:tab/>14</text:a></text:p>
          <text:p text:style-name="P65"><text:a xlink:type="simple" xlink:href="#__RefHeading__527_1464131013" text:style-name="Index_20_Link" text:visited-style-name="Index_20_Link">5.4.User Testing<text:tab/>14</text:a></text:p>
          <text:p text:style-name="P64"><text:a xlink:type="simple" xlink:href="#__RefHeading__529_1464131013" text:style-name="Index_20_Link" text:visited-style-name="Index_20_Link">6.Evaluation<text:tab/>16</text:a></text:p>
          <text:p text:style-name="P64"><text:a xlink:type="simple" xlink:href="#__RefHeading__531_1464131013" text:style-name="Index_20_Link" text:visited-style-name="Index_20_Link">Appendices<text:tab/>17</text:a></text:p>
          <text:p text:style-name="P64"><text:a xlink:type="simple" xlink:href="#__RefHeading__533_1464131013" text:style-name="Index_20_Link" text:visited-style-name="Index_20_Link">Annotated Bibliography<text:tab/>19</text:a></text:p>
        </text:index-body>
      </text:table-of-content>
      <text:p text:style-name="P20"/>
      <text:p text:style-name="Standard"/>
      <text:list xml:id="list34540503" text:style-name="WWNum27">
        <text:list-item>
          <text:h text:style-name="P119" text:outline-level="1"><text:bookmark-start text:name="__RefHeading__489_1464131013"/><text:bookmark-start text:name="_Toc222978592"/><text:bookmark-start text:name="_Toc192777705"/>Background &amp; Objectives<text:bookmark-end text:name="__RefHeading__489_1464131013"/><text:bookmark-end text:name="_Toc222978592"/><text:bookmark-end text:name="_Toc192777705"/></text:h>
        </text:list-item>
      </text:list>
      <text:p text:style-name="Standard"/>
      <text:p text:style-name="Standard"><text:bookmark-start text:name="_Toc192777706"/>This section should pick-up material from your progress report and enhance it based on the feedback and also your additional experience up to now. </text:p>
      <text:p text:style-name="P23">Background</text:p>
      <text:p text:style-name="P23">Project Goals</text:p>
      <text:p text:style-name="P23">Project Desirables</text:p>
      <text:p text:style-name="P23"/>
      <text:list xml:id="list35407484" text:continue-numbering="true" text:style-name="WWNum27">
        <text:list-item>
          <text:list>
            <text:list-item>
              <text:h text:style-name="Heading_20_2" text:outline-level="2">B<text:span text:style-name="T14">ackground</text:span> of Project</text:h>
            </text:list-item>
          </text:list>
        </text:list-item>
      </text:list>
      <text:p text:style-name="P75">In the current day and age, the field of Biology has vast amounts of data that they are unable to quantify quickly and, as a result, <text:span text:style-name="T12">they</text:span> need a system that will enable them to do so. <text:span text:style-name="T46">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span></text:p>
      <text:p text:style-name="P36">The project has a huge potential in terms of the impact it can have, for good, on the</text:p>
      <text:p text:style-name="P30">world that we live in. Using the application biologists will be able to draw upon a huge</text:p>
      <text:p text:style-name="P97">resource of data, that will be constantly expanding, from all across the globe. The</text:p>
      <text:p text:style-name="P30">prospect of playing a small part in the discovery of a new understanding or knowledge</text:p>
      <text:p text:style-name="P30">of a disease or illness, which could lead to providing a better quality of life to people, is a</text:p>
      <text:p text:style-name="P30">fantastic opportunity. This project has the potential to become a very powerful tool, and</text:p>
      <text:p text:style-name="P35">one that can be used out in the world for a great purpose.</text:p>
      <text:p text:style-name="P55"><office:annotation><dc:creator>Unknown Author</dc:creator><dc:date>2013-04-02T16:20:05</dc:date><text:p text:style-name="P136"><text:span text:style-name="T90">Why the need for project.</text:span></text:p><text:p text:style-name="P136"><text:span text:style-name="T90"/></text:p></office:annotation></text:p>
      <text:p text:style-name="P68"><text:span text:style-name="T14">The project being undertaken is to create</text:span> a <text:span text:style-name="T14">web application which queries an</text:span> RDF store to provide a fast analysis of the similarity between different phenotypes in animals. This knowledge can then be used to aid our understanding of the function of genes, by systematically analyzing the phenotypic outcome of their mutation. <text:span text:style-name="T14">This will</text:span> ultimately facilitate our ability to prioritize causative genes for rare and orphan diseases by<office:annotation><dc:creator>Unknown Author</dc:creator><dc:date>2013-04-01T21:22:53</dc:date><text:p text:style-name="P136"><text:span text:style-name="T90">Ok this is intro. <text:s/>Into detail about why they need it etc. more biology stuff</text:span></text:p></office:annotation> enabling the comparison of the phenotypic similarities between experimental data and human clinical signs and symptoms. </text:p>
      <text:p text:style-name="P77">The system will be <text:span text:style-name="T12">made available via a web-based platform</text:span>, so it can be accessed from anywhere with an Internet connection, <text:span text:style-name="T14">and </text:span>the <text:span text:style-name="T14">only </text:span>specifications in terms of hardware or software, <text:span text:style-name="T14">is a modern</text:span> web browser. <text:s/>The web interface is an imperative part of the project, as it provides the tools for a user of any technical ability the opportunity to search the vast amounts of data, by using <text:span text:style-name="T14">disease or gene names</text:span>. <text:span text:style-name="T13">This interface forms an essential part of the project since it will allow users to query and analyse the data without requiring knowledge of</text:span> <text:span text:style-name="T14">the</text:span> query language. </text:p>
      <text:p text:style-name="P77"/>
      <text:p text:style-name="P37"/>
      <text:list xml:id="list35423349" text:continue-numbering="true" text:style-name="WWNum27">
        <text:list-item>
          <text:list>
            <text:list-item>
              <text:h text:style-name="P121" text:outline-level="2">Related Work</text:h>
            </text:list-item>
          </text:list>
        </text:list-item>
      </text:list>
      <text:p text:style-name="P37">There are a few projects that are similar to this one, from a biological point of view, but</text:p>
      <text:p text:style-name="P46"><text:span text:style-name="T10">are using different technologies. For example, PhenomeNet</text:span><text:span text:style-name="T11">[1]</text:span><text:span text:style-name="T11"><office:annotation><dc:creator>Unknown Author</dc:creator><dc:date>2013-04-02T19:17:03</dc:date><text:p text:style-name="P136"><text:span text:style-name="T90">Reference. Give website.</text:span></text:p><text:p text:style-name="P136"><text:span text:style-name="T90"/></text:p><text:p text:style-name="P136"><text:span text:style-name="T90">Robert Hoehndorf, Paul N. Schofield and Georgios V. Gkoutos. PhenomeNET: a whole-phenome approach to disease gene discovery. Nucleid Acids Research, 2011. </text:span></text:p></office:annotation></text:span><text:span text:style-name="T10">, is a “</text:span><text:span text:style-name="T47">Cross Species Phenotype</text:span></text:p>
      <text:p text:style-name="P47"><text:span text:style-name="T47">Network”</text:span><text:span text:style-name="T21">, which uses MySQL to produce a very similar system. PhenomeNet, is probably the most closely linked to the project as it aims to produce a</text:span></text:p>
      <text:p text:style-name="P30">very similar design for the web application, in terms of simplicity and functionality. It is</text:p>
      <text:p text:style-name="P30">also a good idea to keep it similar so that users do not get confused when switching</text:p>
      <text:p text:style-name="P34">between the two.</text:p>
      <text:p text:style-name="P34">One of the most pleasing aspects about PhenomeNet is that it is easy for the user to</text:p>
      <text:p text:style-name="P30"><text:soft-page-break/>realise where to begin. The homepage provides a quick explanation of the project itself,</text:p>
      <text:p text:style-name="P30">and what it can be used for, and below it has a search box. There is no unnecessary</text:p>
      <text:p text:style-name="P30">clutter, around the page, and this is something the interface of my project would like to</text:p>
      <text:p text:style-name="P30">try and emulate. PhenomeNet also has a help page, which explains which key words</text:p>
      <text:p text:style-name="P30">would be suitable to use, and this will help the user to optimise their search phrases to</text:p>
      <text:p text:style-name="P54"><text:span text:style-name="T21">gain better sets of results. A key feature of PhenomeNet is the 'similarity value', which indicates how similar two diseases are to each other in terms of their symptoms. </text:span><text:span text:style-name="T26"><office:annotation><dc:creator>Unknown Author</dc:creator><dc:date>2013-04-02T18:58:17</dc:date><text:p text:style-name="P136"><text:span text:style-name="T90">Should this be here? Does it analyse too much for “background” or is it fine, </text:span></text:p><text:p text:style-name="P136"><text:span text:style-name="T90"/></text:p></office:annotation></text:span></text:p>
      <text:p text:style-name="P76"/>
      <text:p text:style-name="P77">The main weakness of <text:s/>PhenomeNet is the use of </text:p>
      <text:p text:style-name="P80"><office:annotation><dc:creator>Unknown Author</dc:creator><dc:date>2013-04-03T17:28:25</dc:date><text:p text:style-name="P136"><text:span text:style-name="T90">More about rdf?</text:span></text:p></office:annotation></text:p>
      <text:p text:style-name="P81"/>
      <text:p text:style-name="P68"><office:annotation><dc:creator>Unknown Author</dc:creator><dc:date>2013-04-01T20:20:10</dc:date><text:p text:style-name="P136"><text:span text:style-name="T90">Mention rivals.</text:span><text:span text:style-name="T90"><text:line-break/></text:span><text:span text:style-name="T90">Why they suck.</text:span><text:span text:style-name="T90"><text:line-break/></text:span><text:span text:style-name="T90">Why they good.</text:span></text:p><text:p text:style-name="P136"><text:span text:style-name="T90">Talk in detail!</text:span></text:p><text:p text:style-name="P136"><text:span text:style-name="T90"/></text:p></office:annotation></text:p>
      <text:p text:style-name="P68">Th<text:span text:style-name="T15">e search terms provided by the user will trigger </text:span>queries to be ran on the server <text:span text:style-name="T15">and collect the results. The interface will then display this data in a meaningful manner to the user, so that they can understand it.</text:span> Again this ties in with the ease of use, and the lack of any technical knowledge on the user's behalf.<office:annotation><dc:creator>Unknown Author</dc:creator><dc:date>2013-04-05T17:18:43</dc:date><text:p text:style-name="P136"><text:span text:style-name="T90">Architecture?</text:span></text:p></office:annotation></text:p>
      <text:p text:style-name="P68">The project has a huge potential in terms of the impact it can have on the world that we live in. Using the application <text:span text:style-name="T12">biologists</text:span>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P70"/>
      <text:p text:style-name="P71">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31</dc:date><text:p text:style-name="P136"><text:span text:style-name="T90">Too personal above?</text:span></text:p></office:annotation></text:p>
      <text:p text:style-name="P73"/>
      <text:p text:style-name="P69">The main technologies being used by the project, will b<office:annotation><dc:creator>Unknown Author</dc:creator><dc:date>2013-04-01T19:54:16</dc:date><text:p text:style-name="P136"><text:span text:style-name="T90">Should I talk about technologies here or elsewhere?</text:span></text:p></office:annotation>e PHP and RDF. PHP will be used in collaboration with SPARQL <text:s/>to facilitate the querying of the RDF data stores. </text:p>
      <text:p text:style-name="P72">The website will be create by using Javascript, XHTML and CSS.</text:p>
      <text:p text:style-name="P74"/>
      <text:list xml:id="list35407971" text:continue-numbering="true" text:style-name="WWNum27">
        <text:list-item>
          <text:list>
            <text:list-item>
              <text:h text:style-name="P122" text:outline-level="2">Objectives</text:h>
            </text:list-item>
          </text:list>
        </text:list-item>
      </text:list>
      <text:p text:style-name="P56"/>
      <text:p text:style-name="P40"><text:span text:style-name="T46">The aim of the project is to produce a web application</text:span><text:span text:style-name="T54">, using Web Technologies such as RDF and SPARQL,</text:span><text:span text:style-name="T46"> with an interface that allows a </text:span>user with very limited computer knowledge to query the RDF store, <text:span text:style-name="T51">as well as providing a tool for the analysis of Genotypic and Phenotypic data. </text:span></text:p>
      <text:p text:style-name="P31"/>
      <text:p text:style-name="P45"><text:span text:style-name="T50">The data</text:span><text:span text:style-name="T48"> </text:span><text:span text:style-name="T50">learned from the Phenotypic data is required for larger computational analysis, and t</text:span><text:span text:style-name="T48">o facilitate these analyses, information must be integrated and accessible in a common format. </text:span></text:p>
      <text:p text:style-name="P41"/>
      <text:p text:style-name="P40"><text:s/><text:span text:style-name="T51">In particular it needed to include the following features:</text:span></text:p>
      <text:list xml:id="list34538692" text:style-name="L1">
        <text:list-item>
          <text:p text:style-name="P100">Ability to search by Disease, and Gene name.</text:p>
        </text:list-item>
        <text:list-item>
          <text:p text:style-name="P101"><text:soft-page-break/><text:span text:style-name="T51">View the Phenotypes directly and indirectly </text:span><text:span text:style-name="T52">associated with</text:span><text:span text:style-name="T51"> the selected Genotype.</text:span></text:p>
        </text:list-item>
        <text:list-item>
          <text:p text:style-name="P102"><text:span text:style-name="T51">View the related </text:span><text:span text:style-name="T53">disease associated with the selected Genotype. These include, Omim, Orphanet, Mouse, Yeast, Worm, Fly, Zebrafish, Slime mold.</text:span></text:p>
        </text:list-item>
        <text:list-item>
          <text:p text:style-name="P103">Make the system 'loop', so that the user can continuously look at associated diseases.</text:p>
        </text:list-item>
        <text:list-item>
          <text:p text:style-name="P103">Create a treeview of the Mammalian Phenotypes for the user to view.</text:p>
        </text:list-item>
      </text:list>
      <text:p text:style-name="P39"/>
      <text:p text:style-name="P38"/>
      <text:p text:style-name="P44"><text:span text:style-name="T48">There will be a need for a </text:span><text:span text:style-name="T49">RDF Store</text:span><text:span text:style-name="T48">, using a suitable </text:span><text:span text:style-name="T49">d</text:span><text:span text:style-name="T48">ata management system. <text:s/>This will mean that there needs to be an interaction between the web interface and the Data Management System, and to do this PHP will be used </text:span><text:span text:style-name="T49">in combination with Sparql to query the data store.</text:span><text:span text:style-name="T48"> </text:span></text:p>
      <text:p text:style-name="P32"/>
      <text:p text:style-name="P32"/>
      <text:p text:style-name="P32"/>
      <text:p text:style-name="P32"/>
      <text:p text:style-name="P78"><text:span text:style-name="T61">RDF </text:span><text:span text:style-name="T62">vs XML</text:span><office:annotation><dc:creator>Unknown Author</dc:creator><dc:date>2013-04-02T20:12:33</dc:date><text:p text:style-name="P136"><text:span text:style-name="T90">Ask Rob for some?</text:span></text:p></office:annotation></text:p>
      <text:p text:style-name="P77">The main advantage that the system has over it's competitors is the use of RDF[r]<office:annotation><dc:creator>Unknown Author</dc:creator><dc:date>2013-04-02T20:20:58</dc:date><text:p text:style-name="P136"><text:span text:style-name="T90">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 </text:p>
      <text:p text:style-name="P77"><text:span text:style-name="T54">RDF </text:span><text:span text:style-name="T55">is, in many ways, an extension of traditional XML, and many similarities can be drawn from it's syntax as well as it's application. </text:span><text:span text:style-name="T27">RDF is designed to be read and understood by humans, and not for a machine, unlike XML. </text:span><text:span text:style-name="T55"><office:annotation><dc:creator>Unknown Author</dc:creator><dc:date>2013-04-03T15:45:22</dc:date><text:p text:style-name="P136"><text:span text:style-name="T90">http://www.oreillynet.com/xml/blog/2005/09/the_difference_between_xml_and.html</text:span></text:p></office:annotation></text:span><text:span text:style-name="T55">However the difference between the two technologies is that XML is very much a [r]'data format' with 'no built in meaning'. RDF is different because it represents the data like a model and with that it means that systems can gain a lot more knowledge from what they are seeing. </text:span></text:p>
      <text:p text:style-name="P77"><text:span text:style-name="T56">[r]</text:span><text:span text:style-name="T56"><office:annotation><dc:creator>Unknown Author</dc:creator><dc:date>2013-04-03T16:09:08</dc:date><text:p text:style-name="P136"><text:span text:style-name="T90">http://www.rdfabout.com/intro/?</text:span></text:p></office:annotation></text:span><text:span text:style-name="T55">With XML we can write a programme which links </text:span><text:span text:style-name="T56">many tables of data together, but this would be very tiresome and strenuous. The standards of</text:span><text:span text:style-name="T55"> RDF provide the ability to create these systems in a decentralized environment. </text:span><text:span text:style-name="T57">Another benefit of using RDF is that it can accommodate the mixing of vocabularies, Joshua Tauberer[r] talks about this when he says “</text:span><text:span text:style-name="T8">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 </text:span><text:span text:style-name="T58"><text:s/>With RDF it is very easy to link together two or more files, and arriving at conclusions that each file on it's own couldnt represent. This is possible because all RDF files can use any Vocabulary they choos</text:span><text:span text:style-name="T59">e, which allows for huge flexibility and even bigger resources of information to be accessed. </text:span></text:p>
      <text:p text:style-name="P79"><text:span text:style-name="T40">Tim Berners Lee points out a flaw with XML, when he notes the following. </text:span><text:span text:style-name="T44">“</text:span><text:span text:style-name="T60">Without looking at the schema, you know things about the document structure, but nothing else. You can't tell what to deduce.” <text:s/>[r]</text:span><text:span text:style-name="T60"><office:annotation><dc:creator>Unknown Author</dc:creator><dc:date>2013-04-03T18:34:35</dc:date><text:p text:style-name="P136"><text:span text:style-name="T90">http://www.w3.org/DesignIssues/RDF-XML.html</text:span></text:p></office:annotation></text:span><text:span text:style-name="T60"> XML heavily relies on the reader knowing the schema to be able to have a full understanding of the data, and can become very messy when it comes to querying in comparison to the very simple nature of RDF. </text:span></text:p>
      <text:p text:style-name="P79"><text:span text:style-name="T60">RDF by its very nature, was designed to be shared amongst applications. Meaning that it will be read by people or applications who didn't create it. <text:s/></text:span><text:span text:style-name="T41">All data stored in RDF has some meaning </text:span><text:span text:style-name="T42">and this is presented by means of “Triples”, which are the foundation of RDF, so much so that an RDF store is often referred to as a Triple store. Triples, sometimes referred to as statements, always </text:span><text:span text:style-name="T43">consist of a Subject, Predicate and Object.</text:span><text:span text:style-name="T42"> </text:span><text:soft-page-break/><text:span text:style-name="T43">F</text:span><text:span text:style-name="T42">or example </text:span><text:span text:style-name="T28">Alzheimer </text:span><text:span text:style-name="T29">(subject)</text:span><text:span text:style-name="T28">, MP:000001 </text:span><text:span text:style-name="T29">(object)</text:span><text:span text:style-name="T28">, <text:s/>“has a” </text:span><text:span text:style-name="T29">(predicate)</text:span><text:span text:style-name="T28"> tells us that Alzheimer has a phenotype with an ID MP:000001. We can take this as a fact, and by putting a lot of these together we can start to build a knowledge base.</text:span></text:p>
      <text:p text:style-name="P82"/>
      <text:p text:style-name="P82"/>
      <text:p text:style-name="P61"/>
      <text:list xml:id="list35404691" text:continue-list="list35407971" text:style-name="WWNum27">
        <text:list-item>
          <text:h text:style-name="P117" text:outline-level="1"><text:bookmark-start text:name="__RefHeading__491_1464131013"/><text:bookmark-start text:name="_Toc222978593"/>Development Process<text:bookmark-end text:name="_Toc192777706"/><text:bookmark-end text:name="__RefHeading__491_1464131013"/><text:bookmark-end text:name="_Toc222978593"/></text:h>
        </text:list-item>
      </text:list>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P52">##</text:p>
      <text:p text:style-name="P53">FDD:</text:p>
      <text:p text:style-name="Standard"><text:bookmark text:name="Develop_overall_model"/>Develop overall model</text:p>
      <text:p text:style-name="Standard"><text:bookmark text:name="Build_feature_list"/>Build feature list</text:p>
      <text:p text:style-name="Standard"><text:bookmark text:name="Plan_by_feature"/>Plan by feature</text:p>
      <text:p text:style-name="Standard"><text:bookmark text:name="Design_by_feature"/>Design by feature</text:p>
      <text:p text:style-name="Standard"/>
      <text:p text:style-name="Standard"><text:bookmark text:name="Build_by_feature"/>Build by feature</text:p>
      <text:p text:style-name="P24"/>
      <text:list xml:id="list35404761" text:continue-numbering="true" text:style-name="WWNum27">
        <text:list-item>
          <text:list>
            <text:list-item>
              <text:h text:style-name="P123" text:outline-level="2"><text:bookmark-start text:name="_Toc192777707"/><text:bookmark-start text:name="__RefHeading__493_1464131013"/><text:bookmark-start text:name="_Toc222978594"/>Introduction<text:bookmark-end text:name="_Toc222978594"/> <text:bookmark-end text:name="__RefHeading__493_1464131013"/></text:h>
            </text:list-item>
          </text:list>
        </text:list-item>
      </text:list>
      <text:p text:style-name="Standard"><text:span text:style-name="T7">Introduce the specific model that you chose to use.</text:span> </text:p>
      <text:p text:style-name="Standard"/>
      <text:p text:style-name="P29"><text:span text:style-name="T45">The </text:span><text:span text:style-name="T19">Waterfall model w</text:span><text:span text:style-name="T45">as originally picked as the chosen methodology</text:span><text:span text:style-name="T19"> </text:span><text:span text:style-name="T20">due to its rigid nature. <text:s/></text:span><text:span text:style-name="T22">One of the key requirements for the Waterfall model to be successful, is</text:span></text:p>
      <text:p text:style-name="P30">sufficient planning in the early stages of production, as well as requirement</text:p>
      <text:p text:style-name="P48"><text:span text:style-name="T21">specifications that are not subject to change. </text:span><text:span text:style-name="T22">However, </text:span><text:span text:style-name="T24">despite the requirements being understood, the expected outcome of the project was not too clear which meant that the Waterfall method was not suitable</text:span><text:span text:style-name="T23"> and </text:span><text:span text:style-name="T24">an Agile method would be more suitable.</text:span><text:span text:style-name="T23"><office:annotation><dc:creator>Unknown Author</dc:creator><dc:date>2013-03-27T18:21:59</dc:date><text:p text:style-name="P136"><text:span text:style-name="T90">Add more about reason for change?</text:span></text:p><text:p text:style-name="P136"><text:span text:style-name="T90"/></text:p></office:annotation></text:span></text:p>
      <text:p text:style-name="P48"><text:span text:style-name="T24">T</text:span><text:span text:style-name="T23">his led to changing methodology to Feature Drive Development (FDD) </text:span><text:span text:style-name="T25">which allows for a more flexible approach, whilst creating working content. </text:span></text:p>
      <text:p text:style-name="P33"/>
      <text:p text:style-name="P33"/>
      <text:p text:style-name="P33">##what model did I settle on</text:p>
      <text:p text:style-name="P26"/>
      <text:p text:style-name="P21"><text:span text:style-name="T16">##why </text:span><text:span text:style-name="T17">- features</text:span></text:p>
      <text:p text:style-name="P27">##why not model x or y</text:p>
      <text:p text:style-name="P27">##good things about the model</text:p>
      <text:p text:style-name="P27">##bad things about it</text:p>
      <text:p text:style-name="P27"/>
      <text:p text:style-name="P25">##started with waterfall.</text:p>
      <text:p text:style-name="P25">##realised it was more FDD</text:p>
      <text:p text:style-name="P27"/>
      <text:list xml:id="list35400076" text:continue-numbering="true" text:style-name="WWNum27">
        <text:list-item>
          <text:list>
            <text:list-item>
              <text:h text:style-name="P123" text:outline-level="2"><text:bookmark-start text:name="__RefHeading__495_1464131013"/><text:bookmark-start text:name="_Toc222978595"/><text:soft-page-break/>Modifications<text:bookmark-end text:name="_Toc222978595"/> <text:bookmark-end text:name="__RefHeading__495_1464131013"/></text:h>
            </text:list-item>
          </text:list>
        </text:list-item>
      </text:list>
      <text:p text:style-name="P57">Did you have to modify the model to suit a one-person project? If so, what did you change and why?</text:p>
      <text:p text:style-name="P57"/>
      <text:p text:style-name="P59">##differences between FDD in groups vs individual</text:p>
      <text:p text:style-name="P59">##how it effected project</text:p>
      <text:p text:style-name="P59">##limitations of individual</text:p>
      <text:p text:style-name="P60">## changes in project design</text:p>
      <text:p text:style-name="P60"/>
      <text:p text:style-name="P60"/>
      <text:p text:style-name="P57"/>
      <text:p text:style-name="P11"><text:span text:style-name="T18">Y</text:span>ou should discuss your choice of implementation tools - programming language, compilers, database management system, program development environment, etc.</text:p>
      <text:p text:style-name="P58"/>
      <text:p text:style-name="P62"/>
      <text:list xml:id="list35414294" text:continue-numbering="true" text:style-name="WWNum27">
        <text:list-item>
          <text:h text:style-name="P117" text:outline-level="1"><text:bookmark-start text:name="__RefHeading__497_1464131013"/><text:bookmark-start text:name="_Toc222978596"/>Design<text:bookmark-end text:name="_Toc192777707"/><text:bookmark-end text:name="__RefHeading__497_1464131013"/><text:bookmark-end text:name="_Toc222978596"/></text:h>
        </text:list-item>
      </text:list>
      <text:p text:style-name="P8"/>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5427336" text:continue-numbering="true" text:style-name="WWNum27">
        <text:list-item>
          <text:list>
            <text:list-item>
              <text:h text:style-name="P123" text:outline-level="2"><text:bookmark-start text:name="_Toc192777708"/><text:bookmark-start text:name="__RefHeading__499_1464131013"/><text:bookmark-start text:name="_Toc222978597"/>Overall Architecture<text:bookmark-end text:name="__RefHeading__499_1464131013"/><text:bookmark-end text:name="_Toc222978597"/></text:h>
            </text:list-item>
          </text:list>
        </text:list-item>
      </text:list>
      <text:p text:style-name="P11">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1">The design should describe what you expected to do, and might also explain areas that you had to revise after some investigation.</text:p>
      <text:list xml:id="list35396659" text:continue-numbering="true" text:style-name="WWNum27">
        <text:list-item>
          <text:list>
            <text:list-item>
              <text:list>
                <text:list-item>
                  <text:h text:style-name="P128" text:outline-level="3">Overview</text:h>
                </text:list-item>
              </text:list>
            </text:list-item>
          </text:list>
        </text:list-item>
      </text:list>
      <text:p text:style-name="P107">The Web application is quite simple in how it operates:</text:p>
      <text:list xml:id="list34549176" text:style-name="L2">
        <text:list-item>
          <text:p text:style-name="P108">A keyword is entered into the HTML form on the web site. </text:p>
        </text:list-item>
        <text:list-item>
          <text:p text:style-name="P109"><text:span text:style-name="T83">This</text:span><text:span text:style-name="T85"> variable</text:span><text:span text:style-name="T83"> is then sent via </text:span><text:span text:style-name="T86">the </text:span><text:span text:style-name="T83">POST method </text:span><text:span text:style-name="T84">to the page “diseases.php”. </text:span></text:p>
        </text:list-item>
        <text:list-item>
          <text:p text:style-name="P111">Here, the PHP code uses the RAP RDF API library to connect to the SPARQL endpoint Virtuoso.</text:p>
        </text:list-item>
        <text:list-item>
          <text:p text:style-name="P112">The variable is used in the SPARQL query in the diseases.php script.</text:p>
        </text:list-item>
        <text:list-item>
          <text:p text:style-name="P109"><text:span text:style-name="T85">The results of this query are </text:span><text:span text:style-name="T86">displayed on the page</text:span><text:span text:style-name="T85">.</text:span></text:p>
        </text:list-item>
        <text:list-item>
          <text:p text:style-name="P113">The user is then given two choices. View related Genotypes and Diseases, or related Phenotypes. </text:p>
        </text:list-item>
        <text:list-item>
          <text:p text:style-name="P113">If they choose the former, then the variable will be taken from whichever entry was selected, and sent using the GET method, to the edge.php page.</text:p>
        </text:list-item>
        <text:list-item>
          <text:p text:style-name="P110"><text:span text:style-name="T86">Here </text:span><text:span text:style-name="T87">the script operates similarly to the diseases.php script, with a few different filter options in place, and provides a similarity value.</text:span></text:p>
        </text:list-item>
        <text:list-item>
          <text:p text:style-name="P114">If they user had chosen the latter option, the variable would be taken from the entry selected and send using the GET method to the ontologyterms.php page.</text:p>
        </text:list-item>
        <text:list-item>
          <text:p text:style-name="P114">Here the script does a similar job as the other scripts, and returns a list of related phenotypes. </text:p>
        </text:list-item>
      </text:list>
      <text:p text:style-name="P115"><text:span text:style-name="T88">The Tree Structure performs in a different manner, as it uses AJAX to produce the required outputs.</text:span></text:p>
      <text:list xml:id="list35206687" text:style-name="L3">
        <text:list-item>
          <text:p text:style-name="P116"><text:span text:style-name="T89">When the page loads, the JQuery script gets the first set of children from the treescript.php</text:span></text:p>
        </text:list-item>
        <text:list-item>
          <text:p text:style-name="P116"><text:span text:style-name="T89">Each time a link is clicked, the JQuery performs the same operation, except this time it sends a variable via GET, and receives the children of that variable.</text:span></text:p>
        </text:list-item>
        <text:list-item>
          <text:p text:style-name="P116"><text:span text:style-name="T89">If the link is clicked again, the children are contracted.</text:span></text:p>
        </text:list-item>
      </text:list>
      <text:list xml:id="list35411871" text:continue-list="list35396659" text:style-name="WWNum27">
        <text:list-item>
          <text:list>
            <text:list-item>
              <text:h text:style-name="P123" text:outline-level="2"><text:bookmark-start text:name="__RefHeading__501_1464131013"/><text:bookmark-start text:name="_Toc222978598"/>Detailed Design<text:bookmark-end text:name="_Toc222978598"/> <text:bookmark-end text:name="__RefHeading__501_1464131013"/></text:h>
            </text:list-item>
          </text:list>
        </text:list-item>
      </text:list>
      <text:p text:style-name="P11">How much material you include on detailed design and implementation will depend very much on the nature of the project. It should not be padded out. Think about the significant aspects of your system. For example, describe the design of the user interface if it is a <text:soft-page-break/>critical aspect of your system, or provide detail about methods and data structures that are not trivial. Do not spend time on long lists of trivial items and repetitive descriptions. If in doubt about what is appropriate, speak to your supervisor.</text:p>
      <text:p text:style-name="P9">##Design of system</text:p>
      <text:list xml:id="list35407045" text:continue-numbering="true" text:style-name="WWNum27">
        <text:list-item>
          <text:list>
            <text:list-item>
              <text:list>
                <text:list-item>
                  <text:h text:style-name="P129" text:outline-level="3"><text:bookmark-start text:name="__RefHeading__503_1464131013"/><text:bookmark-start text:name="_Toc222978599"/>Even More Detail<text:bookmark-end text:name="__RefHeading__503_1464131013"/><text:bookmark-end text:name="_Toc222978599"/></text:h>
                </text:list-item>
              </text:list>
            </text:list-item>
          </text:list>
        </text:list-item>
      </text:list>
      <text:p text:style-name="Standard"/>
      <text:list xml:id="list35425673" text:continue-numbering="true" text:style-name="WWNum27">
        <text:list-item>
          <text:list>
            <text:list-item>
              <text:h text:style-name="P123" text:outline-level="2"><text:bookmark-start text:name="__RefHeading__505_1464131013"/><text:bookmark-start text:name="_Toc222978600"/>User Interface Design<text:bookmark-end text:name="_Toc222978600"/> <text:bookmark-end text:name="__RefHeading__505_1464131013"/></text:h>
            </text:list-item>
          </text:list>
        </text:list-item>
      </text:list>
      <text:p text:style-name="P28">##web interface design</text:p>
      <text:p text:style-name="P28">##why</text:p>
      <text:p text:style-name="P28">##what</text:p>
      <text:p text:style-name="P28"/>
      <text:list xml:id="list35419981" text:continue-numbering="true" text:style-name="WWNum27">
        <text:list-item>
          <text:list>
            <text:list-item>
              <text:h text:style-name="P123" text:outline-level="2"><text:bookmark-start text:name="__RefHeading__507_1464131013"/><text:bookmark-start text:name="_Toc222978601"/>Other Relevant Sections<text:bookmark-end text:name="__RefHeading__507_1464131013"/><text:bookmark-end text:name="_Toc222978601"/></text:h>
            </text:list-item>
          </text:list>
        </text:list-item>
      </text:list>
      <text:p text:style-name="P58">Some example sub-sections may be as follows, but the specific sections are for you to decide .</text:p>
      <text:p text:style-name="P16"/>
      <text:p text:style-name="P61"/>
      <text:list xml:id="list35409858" text:continue-numbering="true" text:style-name="WWNum27">
        <text:list-item>
          <text:h text:style-name="P117" text:outline-level="1"><text:bookmark-start text:name="__RefHeading__509_1464131013"/><text:bookmark-start text:name="_Toc222978602"/>Implementation<text:bookmark-end text:name="_Toc192777708"/><text:bookmark-end text:name="_Toc222978602"/> <text:span text:style-name="T63">and Problems</text:span><text:bookmark-end text:name="__RefHeading__509_1464131013"/></text:h>
        </text:list-item>
      </text:list>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105">##complexity?</text:p>
      <text:p text:style-name="P106"/>
      <text:list xml:id="list35397457" text:continue-numbering="true" text:style-name="WWNum27">
        <text:list-item>
          <text:list>
            <text:list-item>
              <text:h text:style-name="P124" text:outline-level="2">Initial Stages</text:h>
            </text:list-item>
          </text:list>
        </text:list-item>
      </text:list>
      <text:p text:style-name="P84"><text:span text:style-name="T63">During the first stages of the project, it was very difficult to gauge an understanding of what the final product would look like. This was mainly due to a lack of knowledge about the project itself, and the technologies involved. </text:span><text:span text:style-name="T64">As a result a lot of research was needed to be able to fully comprehend what the objective was, as well as understanding the technologies that would be relevant to the project,</text:span><text:span text:style-name="T64"><office:annotation><dc:creator>Unknown Author</dc:creator><dc:date>2013-04-03T20:08:31</dc:date><text:p text:style-name="P136"><text:span text:style-name="T90">More about first steps.</text:span></text:p><text:p text:style-name="P136"><text:span text:style-name="T90"/></text:p></office:annotation></text:span><text:span text:style-name="T64"> </text:span><text:span text:style-name="T70">and this was the first step that the project took. </text:span></text:p>
      <text:p text:style-name="P89">After the background research, a few Mock Ups of what the finished application should look like on a Web Site were created. These were done using a tool called Balsamiq Mockups, and enabled a fast way to provide very rough drawings. </text:p>
      <text:p text:style-name="P85"><text:span text:style-name="T70">However, </text:span><text:span text:style-name="T72">it was</text:span><text:span text:style-name="T70"> quickly discovered that </text:span><text:span text:style-name="T72">i</text:span><text:span text:style-name="T70">t was </text:span><text:span text:style-name="T68">very difficult to design a layout to present data, when the data wasn’t fully understood. This meant that more time was spent learning about the data the project would be dealing with, and </text:span><text:span text:style-name="T69">the relationships it held</text:span><text:span text:style-name="T68">. <text:s/></text:span><text:span text:style-name="T69">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span></text:p>
      <text:list xml:id="list35428171" text:continue-numbering="true" text:style-name="WWNum27">
        <text:list-item>
          <text:list>
            <text:list-item>
              <text:h text:style-name="P125" text:outline-level="2">Data Management System.</text:h>
            </text:list-item>
          </text:list>
        </text:list-item>
      </text:list>
      <text:p text:style-name="P86"><text:span text:style-name="T72">The next step in the project was to set up the data management system. The main choice came between 4Store and Virtuoso, both of which </text:span><text:span text:style-name="T73">are very well established and powerful applications.</text:span><text:span text:style-name="T72"> </text:span><text:span text:style-name="T73">This was an important choice to make due to the size of data the project would be accessing, even a marginal increase in resource usage or speed, could have a knock on effect to the application.</text:span><text:span text:style-name="T72"> </text:span><text:span text:style-name="T74">[r]</text:span><text:span text:style-name="T74"><office:annotation><dc:creator>Unknown Author</dc:creator><dc:date>2013-04-04T16:07:14</dc:date><text:p text:style-name="P136"><text:span text:style-name="T90">Performance ref </text:span></text:p><text:p text:style-name="P136"><text:span text:style-name="T90">http://wifo5-03.informatik.uni-mannheim.de/bizer/berlinsparqlbenchmark/results/V6/index.html</text:span></text:p></office:annotation></text:span><text:span text:style-name="T74"> Virtuoso beats it's competitors in most performance tests according to this article,[r] and as a result, coupled with the huge array of features that it offer it makes it an obvious choice for the project. </text:span></text:p>
      <text:p text:style-name="P42">Virtuoso is a very powerful application in its own right, allowing for command line, or</text:p>
      <text:p text:style-name="P30">browser interaction. It incorporates a vast amount of different aspects of common</text:p>
      <text:p text:style-name="P30">database functions, such as Content management and even Mail storage, as well as other</text:p>
      <text:p text:style-name="P30">abilities, into one place thus the “universal” part of the name. The main features related</text:p>
      <text:p text:style-name="P30">to the project, is it's capabilities with being able to hold an RDF store, as well as being</text:p>
      <text:p text:style-name="P47"><text:span text:style-name="T21">compatible with the SPARQL query language.</text:span><text:span text:style-name="T30"> </text:span><text:span text:style-name="T31">Using the built in SPARQL query tool, user's can perform simple to complex queries on the data that has been uploaded.</text:span></text:p>
      <text:p text:style-name="P49"><text:span text:style-name="T31">The first problem that was discovered whilst using Virtuoso, was the command line interface. Virtuoso allows users to upload data via command line, which makes it perfect </text:span><text:soft-page-break/><text:span text:style-name="T31">for uploading files from a server without the need to copy them over to a local machine first. <text:s/>However as default Virtuoso only allows a couple of directories to be used, and these include the /tmp on linux machines, and the directory in which Virtuoso is installed, </text:span><text:span text:style-name="T32">which meant that it was not possible to upload data from the server. </text:span></text:p>
      <text:p text:style-name="P50"><text:span text:style-name="T32">Due to the excellent documentation provided on the Virtuoso </text:span><text:span text:style-name="T33">web pages</text:span><text:span text:style-name="T32">, and the Open Source community, a solution was quickly discovered which allowed the user to choose more directories. </text:span><text:span text:style-name="T33">This didn't cause too much disruption to the project, and looking back it was merely a teething problem when using a new application. </text:span><text:span text:style-name="T34">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p>
      <text:p text:style-name="P51"><text:span text:style-name="T33">A </text:span><text:span text:style-name="T34">bigger </text:span><text:span text:style-name="T33">problem that was encountered using Virtuoso, again came through the command line interface, and this time it was a problem with uploading the data. This is discussed in detail in section X</text:span><text:span text:style-name="T33"><office:annotation><dc:creator>Unknown Author</dc:creator><dc:date>2013-04-04T16:38:04</dc:date><text:p text:style-name="P136"><text:span text:style-name="T90">Change to appropriate</text:span></text:p></office:annotation></text:span><text:span text:style-name="T33">, as it also includes a number of other factors which are yet to be explained. </text:span></text:p>
      <text:p text:style-name="P43"/>
      <text:list xml:id="list35415834" text:continue-numbering="true" text:style-name="WWNum27">
        <text:list-item>
          <text:list>
            <text:list-item>
              <text:h text:style-name="Heading_20_2" text:outline-level="2"><text:span text:style-name="T37">Creation and uploading of the </text:span><text:span text:style-name="T34">RDF</text:span></text:h>
            </text:list-item>
          </text:list>
        </text:list-item>
      </text:list>
      <text:p text:style-name="P87"><text:span text:style-name="T35">As touched upon above, understanding the data was a very important part to the project, and this is very true when it came to parsing the data given into RDF format. <text:s/></text:span><text:span text:style-name="T36">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text:span><text:span text:style-name="T37">but as a precaution only the first one hundred lines from each file being parsed were used so the error</text:span><text:span text:style-name="T38">s were easy to fix and as a result not very time consuming. </text:span><text:span text:style-name="T37">The biggest, </text:span><text:span text:style-name="T38">and most time costly</text:span><text:span text:style-name="T37"> errors came from </text:span><text:span text:style-name="T38">when the whole data set was put together </text:span><text:span text:style-name="T39">and uploaded to the Virtuoso data store. </text:span></text:p>
      <text:p text:style-name="P91">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 </text:p>
      <text:p text:style-name="P91">At first there was an issue with the file becoming to large to exist on the server as a single file, <text:span text:style-name="T75">as the server didn't have sufficient memory to create it.</text:span> <text:span text:style-name="T75">A</text:span>s a result it had to be parsed into a number of smaller files. <text:span text:style-name="T75">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text:span><text:span text:style-name="T76"> there was many cases of RDF statements being cut in half. This meant having to manually fix all the problems, using command line editors such as VI[r]</text:span><text:span text:style-name="T76"><office:annotation><dc:creator>Unknown Author</dc:creator><dc:date>2013-04-05T14:20:10</dc:date><text:p text:style-name="P136"><text:span text:style-name="T90">Vi reference?</text:span></text:p></office:annotation></text:span><text:span text:style-name="T76">, which wasn't too difficult but again took a long time. Another factor with manually editing the RDF, was that it is a lot more prone to errors by human typing, than when it was being parsed by a script, and this caused problems when uploading the RDF. </text:span></text:p>
      <text:p text:style-name="P92"><text:span text:style-name="T76">As mentioned the only way to upload the RDF was through the command line </text:span><text:span text:style-name="T77">interface</text:span><text:span text:style-name="T76"> provided by </text:span><text:span text:style-name="T77">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span><text:span text:style-name="T78">. </text:span></text:p>
      <text:p text:style-name="P93"><text:soft-page-break/><text:span text:style-name="T78">This was probably the worst aspect of Virtuoso that was found during the project, and it hindered the project massively, especially when there was an error in the RDF. <text:s/>When 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text:span><text:span text:style-name="T79">regarding</text:span><text:span text:style-name="T78"> Line 1 of the RDF file. This was very time consuming </text:span><text:span text:style-name="T79">and every time there was an error the whole process had to be restarted as there is no way of determining how much data, if any, had been uploaded, and there was also no way of starting an upload from where the last one failed. </text:span><text:span text:style-name="T79"><office:annotation><dc:creator>Unknown Author</dc:creator><dc:date>2013-04-05T16:11:04</dc:date><text:p text:style-name="P136"><text:span text:style-name="T90">Reflection this part defo improved in future</text:span></text:p></office:annotation></text:span></text:p>
      <text:p text:style-name="P94"><text:span text:style-name="T80">The whole process of getting all of the data loaded into the Virtuoso RDF store took place over a period of about two weeks, and as a result further delayed many other aspects of the project taking place. This is because for some functions, namely the </text:span><text:span text:style-name="T81">comparison of diseases, </text:span><text:span text:style-name="T82">it </text:span><text:span text:style-name="T81">require</text:span><text:span text:style-name="T82">d</text:span><text:span text:style-name="T81"> a very complete data set for it to be </text:span><text:span text:style-name="T82">tested</text:span><text:span text:style-name="T81"> properly. </text:span><text:span text:style-name="T82">Even before the queries got that complex, it was still difficult to analyse if queries were correct if they were returning no results.</text:span></text:p>
      <text:p text:style-name="P95"/>
      <text:p text:style-name="P88"><text:span text:style-name="T38">##</text:span><text:bookmark text:name="cwos"/><text:span text:style-name="T38">2960 </text:span></text:p>
      <text:list xml:id="list35409264" text:continue-numbering="true" text:style-name="WWNum27">
        <text:list-item>
          <text:list>
            <text:list-item>
              <text:h text:style-name="P126" text:outline-level="2"><text:span text:style-name="T71">Libraries </text:span><text:span text:style-name="T71"><office:annotation><dc:creator>Unknown Author</dc:creator><dc:date>2013-04-04T15:19:45</dc:date><text:p text:style-name="P136"><text:span text:style-name="T90">Better title?</text:span></text:p><text:p text:style-name="P136"><text:span text:style-name="T90"/></text:p></office:annotation></text:span></text:h>
            </text:list-item>
          </text:list>
        </text:list-item>
      </text:list>
      <text:p text:style-name="P83"><text:span text:style-name="T68">The project had a heavy reliance on finding a library which </text:span><text:span text:style-name="T65">allowed for the interaction between PHP and Virtuoso via SPARQL.</text:span><text:span text:style-name="T68"> After researching a few possibilities the only way of knowing for sure which would be suitable was by implementing the code and </text:span><text:span text:style-name="T68">testing it.</text:span><text:span text:style-name="T65"> </text:span><text:span text:style-name="T68">This was one of the first major steps in the project, and so it was important to pick a library that was easy to work with, and provided a lot of support.</text:span></text:p>
      <text:p text:style-name="P83"><text:span text:style-name="T65">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text:span><text:span text:style-name="T65"><office:annotation><dc:creator>Unknown Author</dc:creator><dc:date>2013-04-03T20:15:04</dc:date><text:p text:style-name="P136"><text:span text:style-name="T90">Another way of saying this</text:span></text:p><text:p text:style-name="P136"><text:span text:style-name="T90"/></text:p><text:p text:style-name="P136"><text:span text:style-name="T90">Also references. Librdf and http://blog.literarymachine.net/?p=5</text:span></text:p></office:annotation></text:span><text:span text:style-name="T65">we decided that it was worthwhile to try and attempt to use this library, </text:span><text:span text:style-name="T66">however after spending a few days trying to configure code to our needs, <text:s/>it became increasingly frustrating to have no documentation to look at. </text:span><text:span text:style-name="T68">In hindsight it was very possible that this library would have been suitable but the time constraints on the project meant that we</text:span><text:span text:style-name="T68"><office:annotation><dc:creator>Unknown Author</dc:creator><dc:date>2013-04-04T12:53:59</dc:date><text:p text:style-name="P136"><text:span text:style-name="T90">We?</text:span></text:p></office:annotation></text:span><text:span text:style-name="T68"> could not afford to waste time chasing red herrings a</text:span><text:span text:style-name="T66">nd so it was decided that a new direction would be needed to take the project forward. </text:span></text:p>
      <text:p text:style-name="P83"><text:span text:style-name="T66">This led to the discovery of a different library called RAP RDF API 0.96</text:span><text:span text:style-name="T66"><office:annotation><dc:creator>Unknown Author</dc:creator><dc:date>2013-04-04T13:12:29</dc:date><text:p text:style-name="P136"><text:span text:style-name="T90">Reference it.</text:span></text:p></office:annotation></text:span><text:span text:style-name="T66">. This hugely contrasted to LibRDF, as it had a huge amount of documentation and example code, </text:span><text:span text:style-name="T67">which</text:span><text:span text:style-name="T66"> made the task of querying the RDF data very straightforward. </text:span><text:span text:style-name="T67">To make sure that the library was suitable for the project, some example RDF was constructed, and then some very basic queries were tried out to ensure that it worked. [r] Using th</text:span><text:span text:style-name="T67"><office:annotation><dc:creator>Unknown Author</dc:creator><dc:date>2013-04-03T21:17:58</dc:date><text:p text:style-name="P136"><text:span text:style-name="T90">Code linked here?</text:span></text:p><text:p text:style-name="P136"><text:span text:style-name="T90"/></text:p></office:annotation></text:span><text:span text:style-name="T67">e documentation supplied, we</text:span><text:span text:style-name="T67"><office:annotation><dc:creator>Unknown Author</dc:creator><dc:date>2013-04-03T21:21:13</dc:date><text:p text:style-name="P136"><text:span text:style-name="T90">We again?</text:span></text:p></office:annotation></text:span><text:span text:style-name="T67"> were able to </text:span><text:span text:style-name="T68">perform queries locally as well as on the data stored on the server</text:span><text:span text:style-name="T67">.</text:span></text:p>
      <text:p text:style-name="P83"><text:span text:style-name="T68">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text:span><text:span text:style-name="T67">It was at this point that we felt safe that this was the correct choice for moving the project forward. <text:s/></text:span></text:p>
      <text:p text:style-name="P90"><text:soft-page-break/></text:p>
      <text:p text:style-name="P96"/>
      <text:p text:style-name="P61"/>
      <text:list xml:id="list35414624" text:continue-numbering="true" text:style-name="WWNum27">
        <text:list-item>
          <text:h text:style-name="P117" text:outline-level="1"><text:bookmark-start text:name="__RefHeading__511_1464131013"/><text:bookmark-start text:name="_Toc222978603"/>Testing<text:bookmark-end text:name="_Toc192777712"/><text:bookmark-end text:name="__RefHeading__511_1464131013"/><text:bookmark-end text:name="_Toc222978603"/></text:h>
        </text:list-item>
      </text:list>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5401784" text:continue-numbering="true" text:style-name="WWNum27">
        <text:list-item>
          <text:list>
            <text:list-item>
              <text:h text:style-name="P123" text:outline-level="2"><text:bookmark-start text:name="__RefHeading__513_1464131013"/><text:bookmark-start text:name="_Toc222978604"/><text:span text:style-name="T2">Overall Approach to Testing</text:span><text:bookmark-end text:name="_Toc222978604"/><text:span text:style-name="T2"> </text:span><text:bookmark-end text:name="__RefHeading__513_1464131013"/></text:h>
            </text:list-item>
          </text:list>
        </text:list-item>
      </text:list>
      <text:p text:style-name="P8"/>
      <text:list xml:id="list35402611" text:continue-numbering="true" text:style-name="WWNum27">
        <text:list-item>
          <text:list>
            <text:list-item>
              <text:h text:style-name="P123" text:outline-level="2"><text:bookmark-start text:name="__RefHeading__515_1464131013"/><text:bookmark-start text:name="_Toc222978605"/><text:span text:style-name="T2">Automated Testing</text:span><text:bookmark-end text:name="_Toc222978605"/><text:span text:style-name="T2"> </text:span><text:bookmark-end text:name="__RefHeading__515_1464131013"/></text:h>
            </text:list-item>
          </text:list>
        </text:list-item>
      </text:list>
      <text:p text:style-name="P8"/>
      <text:list xml:id="list35416942" text:continue-numbering="true" text:style-name="WWNum27">
        <text:list-item>
          <text:list>
            <text:list-item>
              <text:list>
                <text:list-item>
                  <text:h text:style-name="P130" text:outline-level="3"><text:bookmark-start text:name="__RefHeading__517_1464131013"/><text:bookmark-start text:name="_Toc222978606"/>Unit Tests<text:bookmark-end text:name="__RefHeading__517_1464131013"/><text:bookmark-end text:name="_Toc222978606"/></text:h>
                </text:list-item>
              </text:list>
            </text:list-item>
          </text:list>
        </text:list-item>
      </text:list>
      <text:p text:style-name="P8"/>
      <text:list xml:id="list35399336" text:continue-numbering="true" text:style-name="WWNum27">
        <text:list-item>
          <text:list>
            <text:list-item>
              <text:list>
                <text:list-item>
                  <text:h text:style-name="P129" text:outline-level="3"><text:bookmark-start text:name="__RefHeading__519_1464131013"/><text:bookmark-start text:name="_Toc222978607"/><text:span text:style-name="T2">User Interface Testing</text:span><text:bookmark-end text:name="_Toc222978607"/><text:span text:style-name="T2"> </text:span><text:bookmark-end text:name="__RefHeading__519_1464131013"/></text:h>
                </text:list-item>
              </text:list>
            </text:list-item>
          </text:list>
        </text:list-item>
      </text:list>
      <text:p text:style-name="P8"/>
      <text:list xml:id="list35427050" text:continue-numbering="true" text:style-name="WWNum27">
        <text:list-item>
          <text:list>
            <text:list-item>
              <text:list>
                <text:list-item>
                  <text:h text:style-name="P129" text:outline-level="3"><text:bookmark-start text:name="__RefHeading__521_1464131013"/><text:bookmark-start text:name="_Toc222978608"/><text:span text:style-name="T2">Stress Testing</text:span><text:bookmark-end text:name="_Toc222978608"/><text:span text:style-name="T2"> </text:span><text:bookmark-end text:name="__RefHeading__521_1464131013"/></text:h>
                </text:list-item>
              </text:list>
            </text:list-item>
          </text:list>
        </text:list-item>
      </text:list>
      <text:p text:style-name="P8"/>
      <text:list xml:id="list35413511" text:continue-numbering="true" text:style-name="WWNum27">
        <text:list-item>
          <text:list>
            <text:list-item>
              <text:list>
                <text:list-item>
                  <text:h text:style-name="P129" text:outline-level="3"><text:bookmark-start text:name="__RefHeading__523_1464131013"/><text:bookmark-start text:name="_Toc222978609"/><text:span text:style-name="T2">Other Types of Testing</text:span><text:bookmark-end text:name="_Toc222978609"/><text:span text:style-name="T2"> </text:span><text:bookmark-end text:name="__RefHeading__523_1464131013"/></text:h>
                </text:list-item>
              </text:list>
            </text:list-item>
          </text:list>
        </text:list-item>
      </text:list>
      <text:p text:style-name="P8"/>
      <text:list xml:id="list35409908" text:continue-numbering="true" text:style-name="WWNum27">
        <text:list-item>
          <text:list>
            <text:list-item>
              <text:h text:style-name="P123" text:outline-level="2"><text:bookmark-start text:name="__RefHeading__525_1464131013"/><text:bookmark-start text:name="_Toc222978610"/><text:span text:style-name="T2">Integration Testing</text:span><text:bookmark-end text:name="_Toc222978610"/><text:span text:style-name="T2"> </text:span><text:bookmark-end text:name="__RefHeading__525_1464131013"/></text:h>
            </text:list-item>
          </text:list>
        </text:list-item>
      </text:list>
      <text:p text:style-name="P8"/>
      <text:list xml:id="list35403665" text:continue-numbering="true" text:style-name="WWNum27">
        <text:list-item>
          <text:list>
            <text:list-item>
              <text:h text:style-name="P127" text:outline-level="2"><text:bookmark-start text:name="__RefHeading__527_1464131013"/><text:bookmark-start text:name="_Toc222978611"/>User Testing<text:bookmark-end text:name="__RefHeading__527_1464131013"/><text:bookmark-end text:name="_Toc222978611"/></text:h>
            </text:list-item>
          </text:list>
        </text:list-item>
      </text:list>
      <text:p text:style-name="P8"/>
      <text:p text:style-name="P61"><text:bookmark-start text:name="_Toc192777716"/></text:p>
      <text:list xml:id="list35414782" text:continue-numbering="true" text:style-name="WWNum27">
        <text:list-item>
          <text:h text:style-name="P117" text:outline-level="1"><text:bookmark-start text:name="__RefHeading__529_1464131013"/><text:bookmark-start text:name="_Toc222978612"/>Evaluation<text:bookmark-end text:name="_Toc192777716"/><text:bookmark-end text:name="__RefHeading__529_1464131013"/><text:bookmark-end text:name="_Toc222978612"/></text:h>
        </text:list-item>
      </text:list>
      <text:p text:style-name="P10">Examiners expect to find in your dissertation a section addressing such questions as:</text:p>
      <text:p text:style-name="P10"/>
      <text:list xml:id="list34555245" text:style-name="WWNum8">
        <text:list-item>
          <text:p text:style-name="P132">Were the requirements correctly identified?</text:p>
        </text:list-item>
        <text:list-item>
          <text:p text:style-name="P132">Were the design decisions correct?</text:p>
        </text:list-item>
        <text:list-item>
          <text:p text:style-name="P132">Could a more suitable set of tools have been chosen?</text:p>
        </text:list-item>
        <text:list-item>
          <text:p text:style-name="P132">How well did the software meet the needs of those who were expecting to use it? </text:p>
        </text:list-item>
        <text:list-item>
          <text:p text:style-name="P132">How well were any other project aims achieved? </text:p>
        </text:list-item>
        <text:list-item>
          <text:p text:style-name="P132">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10"/>
      <text:p text:style-name="P10">There will be good things and room for improvement with any project. As you write this section, identify and discuss the parts of the work that went well and also consider ways in which the work could be improved. </text:p>
      <text:p text:style-name="P10"/>
      <text:p text:style-name="P10">The critical evaluation can sometimes be the weakest aspect of most project dissertations. We will discuss this in a future lecture and there are some additional points raised on the project website. </text:p>
      <text:p text:style-name="P57"/>
      <text:p text:style-name="Standard"/>
      <text:p text:style-name="P16"><text:bookmark-start text:name="_Toc192777717"/></text:p>
      <text:h text:style-name="P120" text:outline-level="1"><text:bookmark-start text:name="__RefHeading__531_1464131013"/><text:bookmark-start text:name="_Toc222978613"/>Appendices<text:bookmark-end text:name="_Toc192777717"/><text:bookmark-end text:name="__RefHeading__531_1464131013"/><text:bookmark-end text:name="_Toc222978613"/></text:h>
      <text:p text:style-name="Standard"/>
      <text:list xml:id="list34536174" text:style-name="WWNum22">
        <text:list-item>
          <text:p text:style-name="P134"><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 </text:p>
      <text:p text:style-name="Standard"/>
      <text:p text:style-name="Standard">As has been said in lectures, it is acceptable and likely that you will make use of third-party code and software libraries. The key requirement is that we understand what is your original<text:bookmark text:name="_GoBack"/> work and what work is based on that of other people. </text:p>
      <text:p text:style-name="Standard"/>
      <text:p text:style-name="Standard">Therefore, you need to clearly state what you have used and where the original material can be found. Also, if you have made any changes to the original versions, you must explain what you have changed. </text:p>
      <text:h text:style-name="P118" text:outline-level="1"/>
      <text:p text:style-name="P17"/>
      <text:list xml:id="list35400346" text:continue-numbering="true" text:style-name="WWNum22">
        <text:list-item>
          <text:p text:style-name="P135"><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 </text:p>
      <text:p text:style-name="P18"/>
      <text:p text:style-name="P61"><text:bookmark-start text:name="_Toc192777719"/></text:p>
      <text:h text:style-name="P118" text:outline-level="1"><text:bookmark-start text:name="__RefHeading__533_1464131013"/><text:bookmark-start text:name="_Toc222978616"/>Annotated Bibliography<text:bookmark-end text:name="_Toc192777719"/><text:bookmark-end text:name="__RefHeading__533_1464131013"/><text:bookmark-end text:name="_Toc222978616"/></text:h>
      <text:p text:style-name="Standard">This final section should list all relevant resources that you have consulted in researching your project. Each reference should also include a brief annotation. </text:p>
      <text:p text:style-name="Standard"/>
      <text:list xml:id="list34536713" text:style-name="WWNum3">
        <text:list-item>
          <text:p text:style-name="P133"><text:bookmark-start text:name="_Ref180721199"/><text:span text:style-name="T2">Sylvia Duckworth. A picture of a kitten at Hellifield Peel. </text:span><text:a xlink:type="simple" xlink:href="http://www.geograph.org.uk/photo/640959">http://www.geograph.org.uk/photo/640959</text:a><text:span text:style-name="T2">, 2007. Copyright Sylvia Duckworth and licensed for reuse under a Creative Commons Attribution-Share Alike 2.0 Generic Licence. Accessed August 2011.<text:line-break/><text:line-break/>This is my annotation. I should add in a description here. </text:span></text:p>
        </text:list-item>
        <text:list-item>
          <text:p text:style-name="P133"><text:span text:style-name="T2">Mark Neal, Jan Feyereisl, Rosario Rascun</text:span>à,<text:span text:style-name="T2"> and Xiaolei Wang. Don’t touch me, I’m fine: Robot autonomy using an artificial innate immune system. In </text:span><text:span text:style-name="T3">Proceedings of the 5th International Conference on Artificial Immune Systems</text:span><text:span text:style-name="T2">, pages 349–361. Springer, 2006.</text:span><text:bookmark-end text:name="_Ref180721199"/> <text:s/><text:line-break/><text:line-break/>This paper…</text:p>
        </text:list-item>
        <text:list-item>
          <text:p text:style-name="P133"><text:bookmark-start text:name="_Ref180721201"/><text:span text:style-name="T2">W.H. Press et al. </text:span><text:span text:style-name="T3">Numerical recipes in C</text:span><text:span text:style-name="T2">. Cambridge University Press Cambridge, 1992.</text:span><text:bookmark-end text:name="_Ref180721201"/><text:span text:style-name="T2"><text:line-break/><text:line-break/>This is my annotation. I can add in comments that are in </text:span><text:span text:style-name="T5">bold</text:span><text:span text:style-name="T2"> and </text:span><text:span text:style-name="T3">italics</text:span><text:span text:style-name="T4"> </text:span><text:span text:style-name="T2">and then further content. </text:span></text:p>
        </text:list-item>
        <text:list-item>
          <text:p text:style-name="P133"><text:bookmark-start text:name="_Ref180722753"/><text:span text:style-name="T2">Various. Fail blog. </text:span><text:a xlink:type="simple" xlink:href="http://www.failblog.org/">http://www.failblog.org/</text:a><text:span text:style-name="T2">, August 2011. Accessed August 2011.</text:span><text:bookmark-end text:name="_Ref180722753"/><text:span text:style-name="T2"><text:line-break/><text:line-break/>This is my annotation. I should add in a description here. </text:span></text:p>
        </text:list-item>
      </text:list>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SimSun"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27" style:class="text">
      <style:paragraph-properties fo:margin-top="0.423cm" fo:margin-bottom="0cm" style:contextual-spacing="false"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Num27" style:class="text">
      <style:paragraph-properties fo:margin-top="0.353cm" fo:margin-bottom="0cm" style:contextual-spacing="false"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WWNum27" style:class="text">
      <style:paragraph-properties fo:margin="100%" fo:margin-left="0.891cm" fo:margin-right="0cm" fo:margin-top="0.353cm" fo:margin-bottom="0cm" style:contextual-spacing="false"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size="11pt" fo:font-weight="bold" style:font-weight-asian="bold" style:font-size-complex="11pt"/>
    </style:style>
    <style:style style:name="Contents_20_2" style:display-name="Contents 2" style:family="paragraph" style:parent-style-name="Standard" style:default-outline-level="" style:class="index">
      <style:paragraph-properties fo:margin="100%" fo:margin-left="0.388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variant="small-caps" fo:font-size="11pt" style:font-size-complex="11pt"/>
    </style:style>
    <style:style style:name="Contents_20_3" style:display-name="Contents 3" style:family="paragraph" style:parent-style-name="Standard" style:default-outline-level="" style:class="index">
      <style:paragraph-properties fo:margin="100%" fo:margin-left="0.776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1pt" fo:font-style="italic" style:font-style-asian="italic" style:font-size-complex="11pt"/>
    </style:style>
    <style:style style:name="Contents_20_4" style:display-name="Contents 4" style:family="paragraph" style:parent-style-name="Standard" style:default-outline-level="" style:class="index">
      <style:paragraph-properties fo:margin="100%" fo:margin-left="1.164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AppendixSection" style:family="paragraph" style:parent-style-name="Heading_20_2" style:default-outline-level="" style:list-style-name="WWNum22">
      <style:paragraph-properties fo:margin="100%" fo:margin-left="0.751cm" fo:margin-right="0cm" fo:margin-top="0cm" fo:margin-bottom="0cm" style:contextual-spacing="false" fo:text-indent="-0.762cm" style:auto-text-indent="false">
        <style:tab-stops>
          <style:tab-stop style:position="0.635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margin-left="1.261cm"/>
        </style:list-level-properties>
      </text:list-level-style-number>
      <text:list-level-style-number text:level="3" style:num-suffix="." style:num-format="1">
        <style:list-level-properties text:list-level-position-and-space-mode="label-alignment">
          <style:list-level-label-alignment text:label-followed-by="listtab" fo:margin-left="2.531cm"/>
        </style:list-level-properties>
      </text:list-level-style-number>
      <text:list-level-style-number text:level="4" style:num-suffix=")" style:num-format="a">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193bb2"/>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4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y Project Title<text:tab/><text:tab/>Your name (<text:span text:style-name="MT1">aoc9</text:span>)</text:p>
      </style:header>
      <style:footer>
        <text:p text:style-name="MP2">Page <text:page-number text:select-page="current">23</text:page-number> of <text:span text:style-name="MT2">14</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1</meta:editing-cycles>
    <meta:creation-date>2013-03-21T20:43:58.92</meta:creation-date>
    <dc:date>2013-04-08T15:26:51.96</dc:date>
    <meta:editing-duration>PT11H34M14S</meta:editing-duration>
    <meta:generator>LibreOffice/3.6$Windows_x86 LibreOffice_project/58f22d5-270d05a-e2abed1-ea17a85-9b5702</meta:generator>
    <meta:document-statistic meta:table-count="0" meta:image-count="0" meta:object-count="0" meta:page-count="23" meta:paragraph-count="244" meta:word-count="5608" meta:character-count="32361" meta:non-whitespace-character-count="269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Final_Report_Template.dotx" xlink:href=""/>
  </office:meta>
</office:document-meta>
</file>